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35D1BD398DDFE18CBAE.png" manifest:media-type="image/png"/>
  <manifest:file-entry manifest:full-path="Pictures/2000055100004E4700007429C2C5A89DE98463C5.svm" manifest:media-type="image/x-svm"/>
  <manifest:file-entry manifest:full-path="Pictures/10000001000002F600000465F68DF68236C7A9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55308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28cm" svg:stroke-color="#1584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svg:stroke-color="#000000" draw:marker-start-width="0.517cm" draw:marker-end-width="0.517cm" draw:fill="solid" draw:fill-color="#ffff00" draw:textarea-horizontal-align="justify" draw:textarea-vertical-align="middle" draw:auto-grow-height="false" fo:min-height="1.662cm" fo:min-width="1.412cm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529cm" svg:stroke-color="#000000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8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9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1.662cm" fo:min-width="1.412cm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solid" draw:fill-color="#000000" draw:textarea-horizontal-align="center" draw:textarea-vertical-align="middle" fo:min-height="3.282cm" draw:shadow="hidden"/>
    </style:style>
    <style:style style:name="gr11" style:family="graphic" style:parent-style-name="standard">
      <style:graphic-properties draw:stroke="none" svg:stroke-color="#000000" draw:fill="solid" draw:fill-color="#000000" draw:textarea-horizontal-align="center" draw:textarea-vertical-align="middle" fo:min-height="1.089cm" draw:shadow="hidden"/>
    </style:style>
    <style:style style:name="gr12" style:family="graphic" style:parent-style-name="standard">
      <style:graphic-properties draw:stroke="none" svg:stroke-color="#000000" draw:fill="solid" draw:fill-color="#000000" draw:textarea-horizontal-align="center" draw:textarea-vertical-align="middle" fo:min-height="3.19cm" draw:shadow="hidden"/>
    </style:style>
    <style:style style:name="gr13" style:family="graphic" style:parent-style-name="standard">
      <style:graphic-properties draw:stroke="solid" svg:stroke-width="0.212cm" svg:stroke-color="#000000" draw:marker-start-width="0.518cm" draw:marker-end-width="0.518cm" draw:fill="none" draw:fill-color="#000000" draw:textarea-horizontal-align="justify" draw:textarea-vertical-align="middle" draw:auto-grow-height="false" fo:min-height="1.038cm" fo:min-width="2.288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svg:stroke-color="#000000" draw:marker-start-width="0.518cm" draw:marker-end="Extrémités_20_de_20_flèche_20_1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objectwithoutfill">
      <style:graphic-properties svg:stroke-width="0.212cm" svg:stroke-color="#000000" draw:marker-start-width="0.518cm" draw:marker-end-width="0.518cm" draw:fill="none" draw:fill-color="#ffff00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.458cm" fo:min-width="0.208cm"/>
    </style:style>
    <style:style style:name="gr1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38cm" fo:min-width="0.788cm" fo:padding-top="0.231cm" fo:padding-bottom="0.231cm" fo:padding-left="0.356cm" fo:padding-right="0.356cm"/>
    </style:style>
    <style:style style:name="gr18" style:family="graphic" style:parent-style-name="objectwithoutfill">
      <style:graphic-properties svg:stroke-width="0.106cm" svg:stroke-color="#000000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solid" draw:fill-color="#000000" draw:textarea-horizontal-align="center" draw:textarea-vertical-align="middle" fo:min-height="2.444cm" draw:shadow="hidden"/>
    </style:style>
    <style:style style:name="gr20" style:family="graphic" style:parent-style-name="standard">
      <style:graphic-properties draw:stroke="none" svg:stroke-color="#000000" draw:fill="solid" draw:fill-color="#000000" draw:textarea-horizontal-align="center" draw:textarea-vertical-align="middle" fo:min-height="3.124cm" draw:shadow="hidde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solid" draw:fill-color="#000000"/>
      <style:paragraph-properties fo:text-align="center" style:writing-mode="lr-tb"/>
      <style:text-properties style:font-name="Arial Black" fo:font-size="66pt" fo:font-weight="normal" style:font-size-asian="54pt" style:font-weight-asian="normal" style:font-size-complex="54pt" style:font-weight-complex="normal"/>
    </style:style>
    <style:style style:name="P5" style:family="paragraph">
      <loext:graphic-properties draw:fill="solid" draw:fill-color="#00000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solid" draw:fill-color="#000000"/>
      <style:paragraph-properties fo:text-align="center" style:writing-mode="lr-tb"/>
      <style:text-properties style:font-name="Arial Black" fo:font-size="54pt" style:font-size-asian="54pt" style:font-size-complex="54pt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 draw:fill-color="#ffff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  <style:text-properties style:font-name="Arial Black" fo:font-size="26pt" style:font-size-asian="26pt" style:font-size-complex="2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line draw:style-name="gr1" draw:text-style-name="P1" draw:layer="layout" svg:x1="0.995cm" svg:y1="1cm" svg:x2="0.996cm" svg:y2="30.7cm">
              <text:p/>
            </draw:line>
            <draw:line draw:style-name="gr1" draw:text-style-name="P1" draw:layer="layout" svg:x1="1.795cm" svg:y1="1cm" svg:x2="1.796cm" svg:y2="30.7cm">
              <text:p/>
            </draw:line>
            <draw:line draw:style-name="gr1" draw:text-style-name="P1" draw:layer="layout" svg:x1="2.595cm" svg:y1="1cm" svg:x2="2.596cm" svg:y2="30.7cm">
              <text:p/>
            </draw:line>
            <draw:line draw:style-name="gr1" draw:text-style-name="P1" draw:layer="layout" svg:x1="3.395cm" svg:y1="1cm" svg:x2="3.396cm" svg:y2="30.7cm">
              <text:p/>
            </draw:line>
            <draw:line draw:style-name="gr1" draw:text-style-name="P1" draw:layer="layout" svg:x1="4.195cm" svg:y1="1cm" svg:x2="4.196cm" svg:y2="30.7cm">
              <text:p/>
            </draw:line>
            <draw:line draw:style-name="gr1" draw:text-style-name="P1" draw:layer="layout" svg:x1="4.995cm" svg:y1="1cm" svg:x2="4.996cm" svg:y2="30.7cm">
              <text:p/>
            </draw:line>
            <draw:line draw:style-name="gr1" draw:text-style-name="P1" draw:layer="layout" svg:x1="5.795cm" svg:y1="1cm" svg:x2="5.796cm" svg:y2="30.7cm">
              <text:p/>
            </draw:line>
            <draw:line draw:style-name="gr1" draw:text-style-name="P1" draw:layer="layout" svg:x1="6.595cm" svg:y1="1cm" svg:x2="6.596cm" svg:y2="30.7cm">
              <text:p/>
            </draw:line>
            <draw:line draw:style-name="gr1" draw:text-style-name="P1" draw:layer="layout" svg:x1="7.395cm" svg:y1="1cm" svg:x2="7.396cm" svg:y2="30.7cm">
              <text:p/>
            </draw:line>
            <draw:line draw:style-name="gr1" draw:text-style-name="P1" draw:layer="layout" svg:x1="8.195cm" svg:y1="1cm" svg:x2="8.196cm" svg:y2="30.7cm">
              <text:p/>
            </draw:line>
            <draw:line draw:style-name="gr1" draw:text-style-name="P1" draw:layer="layout" svg:x1="8.995cm" svg:y1="1cm" svg:x2="8.996cm" svg:y2="30.7cm">
              <text:p/>
            </draw:line>
            <draw:line draw:style-name="gr1" draw:text-style-name="P1" draw:layer="layout" svg:x1="9.795cm" svg:y1="1cm" svg:x2="9.796cm" svg:y2="30.7cm">
              <text:p/>
            </draw:line>
            <draw:line draw:style-name="gr1" draw:text-style-name="P1" draw:layer="layout" svg:x1="10.595cm" svg:y1="1cm" svg:x2="10.596cm" svg:y2="30.7cm">
              <text:p/>
            </draw:line>
            <draw:line draw:style-name="gr1" draw:text-style-name="P1" draw:layer="layout" svg:x1="11.395cm" svg:y1="1cm" svg:x2="11.396cm" svg:y2="30.7cm">
              <text:p/>
            </draw:line>
            <draw:line draw:style-name="gr1" draw:text-style-name="P1" draw:layer="layout" svg:x1="12.195cm" svg:y1="1cm" svg:x2="12.196cm" svg:y2="30.7cm">
              <text:p/>
            </draw:line>
            <draw:line draw:style-name="gr1" draw:text-style-name="P1" draw:layer="layout" svg:x1="12.995cm" svg:y1="1cm" svg:x2="12.996cm" svg:y2="30.7cm">
              <text:p/>
            </draw:line>
            <draw:line draw:style-name="gr1" draw:text-style-name="P1" draw:layer="layout" svg:x1="13.795cm" svg:y1="1cm" svg:x2="13.796cm" svg:y2="30.7cm">
              <text:p/>
            </draw:line>
            <draw:line draw:style-name="gr1" draw:text-style-name="P1" draw:layer="layout" svg:x1="14.595cm" svg:y1="1cm" svg:x2="14.596cm" svg:y2="30.7cm">
              <text:p/>
            </draw:line>
            <draw:line draw:style-name="gr1" draw:text-style-name="P1" draw:layer="layout" svg:x1="15.395cm" svg:y1="1cm" svg:x2="15.396cm" svg:y2="30.7cm">
              <text:p/>
            </draw:line>
            <draw:line draw:style-name="gr1" draw:text-style-name="P1" draw:layer="layout" svg:x1="16.195cm" svg:y1="1cm" svg:x2="16.196cm" svg:y2="30.7cm">
              <text:p/>
            </draw:line>
            <draw:line draw:style-name="gr1" draw:text-style-name="P1" draw:layer="layout" svg:x1="16.995cm" svg:y1="1cm" svg:x2="16.996cm" svg:y2="30.7cm">
              <text:p/>
            </draw:line>
            <draw:line draw:style-name="gr1" draw:text-style-name="P1" draw:layer="layout" svg:x1="17.795cm" svg:y1="1cm" svg:x2="17.796cm" svg:y2="30.7cm">
              <text:p/>
            </draw:line>
            <draw:line draw:style-name="gr1" draw:text-style-name="P1" draw:layer="layout" svg:x1="18.595cm" svg:y1="1cm" svg:x2="18.596cm" svg:y2="30.7cm">
              <text:p/>
            </draw:line>
            <draw:line draw:style-name="gr1" draw:text-style-name="P1" draw:layer="layout" svg:x1="19.395cm" svg:y1="1cm" svg:x2="19.396cm" svg:y2="30.7cm">
              <text:p/>
            </draw:line>
            <draw:line draw:style-name="gr1" draw:text-style-name="P1" draw:layer="layout" svg:x1="20.195cm" svg:y1="1cm" svg:x2="20.196cm" svg:y2="30.7cm">
              <text:p/>
            </draw:line>
            <draw:line draw:style-name="gr1" draw:text-style-name="P1" draw:layer="layout" svg:x1="0.995cm" svg:y1="20.201cm" svg:x2="20.995cm" svg:y2="20.2cm">
              <text:p/>
            </draw:line>
            <draw:line draw:style-name="gr1" draw:text-style-name="P1" draw:layer="layout" svg:x1="0.995cm" svg:y1="19.401cm" svg:x2="20.995cm" svg:y2="19.4cm">
              <text:p/>
            </draw:line>
            <draw:line draw:style-name="gr1" draw:text-style-name="P1" draw:layer="layout" svg:x1="0.995cm" svg:y1="18.601cm" svg:x2="20.995cm" svg:y2="18.6cm">
              <text:p/>
            </draw:line>
            <draw:line draw:style-name="gr1" draw:text-style-name="P1" draw:layer="layout" svg:x1="0.995cm" svg:y1="17.801cm" svg:x2="20.995cm" svg:y2="17.8cm">
              <text:p/>
            </draw:line>
            <draw:line draw:style-name="gr1" draw:text-style-name="P1" draw:layer="layout" svg:x1="0.995cm" svg:y1="17.001cm" svg:x2="20.995cm" svg:y2="17cm">
              <text:p/>
            </draw:line>
            <draw:line draw:style-name="gr1" draw:text-style-name="P1" draw:layer="layout" svg:x1="0.995cm" svg:y1="16.201cm" svg:x2="20.995cm" svg:y2="16.2cm">
              <text:p/>
            </draw:line>
            <draw:line draw:style-name="gr1" draw:text-style-name="P1" draw:layer="layout" svg:x1="0.995cm" svg:y1="15.401cm" svg:x2="20.995cm" svg:y2="15.4cm">
              <text:p/>
            </draw:line>
            <draw:line draw:style-name="gr1" draw:text-style-name="P1" draw:layer="layout" svg:x1="0.995cm" svg:y1="14.601cm" svg:x2="20.995cm" svg:y2="14.6cm">
              <text:p/>
            </draw:line>
            <draw:line draw:style-name="gr1" draw:text-style-name="P1" draw:layer="layout" svg:x1="0.995cm" svg:y1="13.801cm" svg:x2="20.995cm" svg:y2="13.8cm">
              <text:p/>
            </draw:line>
            <draw:line draw:style-name="gr1" draw:text-style-name="P1" draw:layer="layout" svg:x1="0.995cm" svg:y1="13.001cm" svg:x2="20.995cm" svg:y2="13cm">
              <text:p/>
            </draw:line>
            <draw:line draw:style-name="gr1" draw:text-style-name="P1" draw:layer="layout" svg:x1="0.995cm" svg:y1="12.201cm" svg:x2="20.995cm" svg:y2="12.2cm">
              <text:p/>
            </draw:line>
            <draw:line draw:style-name="gr1" draw:text-style-name="P1" draw:layer="layout" svg:x1="0.995cm" svg:y1="11.401cm" svg:x2="20.995cm" svg:y2="11.4cm">
              <text:p/>
            </draw:line>
            <draw:line draw:style-name="gr1" draw:text-style-name="P1" draw:layer="layout" svg:x1="0.995cm" svg:y1="10.601cm" svg:x2="20.995cm" svg:y2="10.6cm">
              <text:p/>
            </draw:line>
            <draw:line draw:style-name="gr1" draw:text-style-name="P1" draw:layer="layout" svg:x1="0.995cm" svg:y1="9.801cm" svg:x2="20.995cm" svg:y2="9.8cm">
              <text:p/>
            </draw:line>
            <draw:line draw:style-name="gr1" draw:text-style-name="P1" draw:layer="layout" svg:x1="0.995cm" svg:y1="9.001cm" svg:x2="20.995cm" svg:y2="9cm">
              <text:p/>
            </draw:line>
            <draw:line draw:style-name="gr1" draw:text-style-name="P1" draw:layer="layout" svg:x1="0.995cm" svg:y1="8.201cm" svg:x2="20.995cm" svg:y2="8.2cm">
              <text:p/>
            </draw:line>
            <draw:line draw:style-name="gr1" draw:text-style-name="P1" draw:layer="layout" svg:x1="0.995cm" svg:y1="7.401cm" svg:x2="20.995cm" svg:y2="7.4cm">
              <text:p/>
            </draw:line>
            <draw:line draw:style-name="gr1" draw:text-style-name="P1" draw:layer="layout" svg:x1="0.995cm" svg:y1="6.601cm" svg:x2="20.995cm" svg:y2="6.6cm">
              <text:p/>
            </draw:line>
            <draw:line draw:style-name="gr1" draw:text-style-name="P1" draw:layer="layout" svg:x1="0.995cm" svg:y1="5.801cm" svg:x2="20.995cm" svg:y2="5.8cm">
              <text:p/>
            </draw:line>
            <draw:line draw:style-name="gr1" draw:text-style-name="P1" draw:layer="layout" svg:x1="0.995cm" svg:y1="5.001cm" svg:x2="20.995cm" svg:y2="5cm">
              <text:p/>
            </draw:line>
            <draw:line draw:style-name="gr1" draw:text-style-name="P1" draw:layer="layout" svg:x1="0.995cm" svg:y1="4.201cm" svg:x2="20.995cm" svg:y2="4.2cm">
              <text:p/>
            </draw:line>
            <draw:line draw:style-name="gr1" draw:text-style-name="P1" draw:layer="layout" svg:x1="0.995cm" svg:y1="3.401cm" svg:x2="20.995cm" svg:y2="3.4cm">
              <text:p/>
            </draw:line>
            <draw:line draw:style-name="gr1" draw:text-style-name="P1" draw:layer="layout" svg:x1="0.995cm" svg:y1="2.601cm" svg:x2="20.995cm" svg:y2="2.6cm">
              <text:p/>
            </draw:line>
            <draw:line draw:style-name="gr1" draw:text-style-name="P1" draw:layer="layout" svg:x1="0.995cm" svg:y1="1.801cm" svg:x2="20.995cm" svg:y2="1.8cm">
              <text:p/>
            </draw:line>
            <draw:line draw:style-name="gr1" draw:text-style-name="P1" draw:layer="layout" svg:x1="0.995cm" svg:y1="1.001cm" svg:x2="20.995cm" svg:y2="1cm">
              <text:p/>
            </draw:line>
            <draw:line draw:style-name="gr1" draw:text-style-name="P1" draw:layer="layout" svg:x1="0.995cm" svg:y1="29.801cm" svg:x2="20.995cm" svg:y2="29.8cm">
              <text:p/>
            </draw:line>
            <draw:line draw:style-name="gr1" draw:text-style-name="P1" draw:layer="layout" svg:x1="0.995cm" svg:y1="29.001cm" svg:x2="20.995cm" svg:y2="29cm">
              <text:p/>
            </draw:line>
            <draw:line draw:style-name="gr1" draw:text-style-name="P1" draw:layer="layout" svg:x1="0.995cm" svg:y1="28.201cm" svg:x2="20.995cm" svg:y2="28.2cm">
              <text:p/>
            </draw:line>
            <draw:line draw:style-name="gr1" draw:text-style-name="P1" draw:layer="layout" svg:x1="0.995cm" svg:y1="27.401cm" svg:x2="20.995cm" svg:y2="27.4cm">
              <text:p/>
            </draw:line>
            <draw:line draw:style-name="gr1" draw:text-style-name="P1" draw:layer="layout" svg:x1="0.995cm" svg:y1="26.601cm" svg:x2="20.995cm" svg:y2="26.6cm">
              <text:p/>
            </draw:line>
            <draw:line draw:style-name="gr1" draw:text-style-name="P1" draw:layer="layout" svg:x1="0.995cm" svg:y1="25.801cm" svg:x2="20.995cm" svg:y2="25.8cm">
              <text:p/>
            </draw:line>
            <draw:line draw:style-name="gr1" draw:text-style-name="P1" draw:layer="layout" svg:x1="0.995cm" svg:y1="25.001cm" svg:x2="20.995cm" svg:y2="25cm">
              <text:p/>
            </draw:line>
            <draw:line draw:style-name="gr1" draw:text-style-name="P1" draw:layer="layout" svg:x1="0.995cm" svg:y1="24.201cm" svg:x2="20.995cm" svg:y2="24.2cm">
              <text:p/>
            </draw:line>
            <draw:line draw:style-name="gr1" draw:text-style-name="P1" draw:layer="layout" svg:x1="0.995cm" svg:y1="23.401cm" svg:x2="20.995cm" svg:y2="23.4cm">
              <text:p/>
            </draw:line>
            <draw:line draw:style-name="gr1" draw:text-style-name="P1" draw:layer="layout" svg:x1="0.995cm" svg:y1="22.601cm" svg:x2="20.995cm" svg:y2="22.6cm">
              <text:p/>
            </draw:line>
            <draw:line draw:style-name="gr1" draw:text-style-name="P1" draw:layer="layout" svg:x1="0.995cm" svg:y1="21.801cm" svg:x2="20.995cm" svg:y2="21.8cm">
              <text:p/>
            </draw:line>
            <draw:line draw:style-name="gr1" draw:text-style-name="P1" draw:layer="layout" svg:x1="0.995cm" svg:y1="21.001cm" svg:x2="20.995cm" svg:y2="21cm">
              <text:p/>
            </draw:line>
          </draw:g>
          <draw:line draw:style-name="gr2" draw:text-style-name="P1" draw:layer="layout" svg:x1="0.995cm" svg:y1="1.2cm" svg:x2="20.995cm" svg:y2="1.202cm">
            <text:p/>
          </draw:line>
          <draw:line draw:style-name="gr2" draw:text-style-name="P1" draw:layer="layout" svg:x1="0.996cm" svg:y1="1.4cm" svg:x2="20.996cm" svg:y2="1.402cm">
            <text:p/>
          </draw:line>
          <draw:line draw:style-name="gr2" draw:text-style-name="P1" draw:layer="layout" svg:x1="0.996cm" svg:y1="1.6cm" svg:x2="20.996cm" svg:y2="1.602cm">
            <text:p/>
          </draw:line>
          <draw:line draw:style-name="gr2" draw:text-style-name="P1" draw:layer="layout" svg:x1="0.996cm" svg:y1="2cm" svg:x2="20.996cm" svg:y2="2.002cm">
            <text:p/>
          </draw:line>
          <draw:line draw:style-name="gr2" draw:text-style-name="P1" draw:layer="layout" svg:x1="0.997cm" svg:y1="2.2cm" svg:x2="20.997cm" svg:y2="2.202cm">
            <text:p/>
          </draw:line>
          <draw:line draw:style-name="gr2" draw:text-style-name="P1" draw:layer="layout" svg:x1="0.997cm" svg:y1="2.4cm" svg:x2="20.997cm" svg:y2="2.402cm">
            <text:p/>
          </draw:line>
          <draw:line draw:style-name="gr2" draw:text-style-name="P1" draw:layer="layout" svg:x1="0.996cm" svg:y1="2.8cm" svg:x2="20.996cm" svg:y2="2.802cm">
            <text:p/>
          </draw:line>
          <draw:line draw:style-name="gr2" draw:text-style-name="P1" draw:layer="layout" svg:x1="0.997cm" svg:y1="3cm" svg:x2="20.997cm" svg:y2="3.002cm">
            <text:p/>
          </draw:line>
          <draw:line draw:style-name="gr2" draw:text-style-name="P1" draw:layer="layout" svg:x1="0.997cm" svg:y1="3.2cm" svg:x2="20.997cm" svg:y2="3.202cm">
            <text:p/>
          </draw:line>
          <draw:line draw:style-name="gr2" draw:text-style-name="P1" draw:layer="layout" svg:x1="0.997cm" svg:y1="3.6cm" svg:x2="20.997cm" svg:y2="3.602cm">
            <text:p/>
          </draw:line>
          <draw:line draw:style-name="gr2" draw:text-style-name="P1" draw:layer="layout" svg:x1="0.998cm" svg:y1="3.8cm" svg:x2="20.998cm" svg:y2="3.802cm">
            <text:p/>
          </draw:line>
          <draw:line draw:style-name="gr2" draw:text-style-name="P1" draw:layer="layout" svg:x1="0.998cm" svg:y1="4cm" svg:x2="20.998cm" svg:y2="4.002cm">
            <text:p/>
          </draw:line>
          <draw:line draw:style-name="gr2" draw:text-style-name="P1" draw:layer="layout" svg:x1="0.996cm" svg:y1="4.4cm" svg:x2="20.996cm" svg:y2="4.402cm">
            <text:p/>
          </draw:line>
          <draw:line draw:style-name="gr2" draw:text-style-name="P1" draw:layer="layout" svg:x1="0.997cm" svg:y1="4.6cm" svg:x2="20.997cm" svg:y2="4.602cm">
            <text:p/>
          </draw:line>
          <draw:line draw:style-name="gr2" draw:text-style-name="P1" draw:layer="layout" svg:x1="0.997cm" svg:y1="4.8cm" svg:x2="20.997cm" svg:y2="4.802cm">
            <text:p/>
          </draw:line>
          <draw:line draw:style-name="gr2" draw:text-style-name="P1" draw:layer="layout" svg:x1="0.997cm" svg:y1="5.2cm" svg:x2="20.997cm" svg:y2="5.202cm">
            <text:p/>
          </draw:line>
          <draw:line draw:style-name="gr2" draw:text-style-name="P1" draw:layer="layout" svg:x1="0.998cm" svg:y1="5.4cm" svg:x2="20.998cm" svg:y2="5.402cm">
            <text:p/>
          </draw:line>
          <draw:line draw:style-name="gr2" draw:text-style-name="P1" draw:layer="layout" svg:x1="0.998cm" svg:y1="5.6cm" svg:x2="20.998cm" svg:y2="5.602cm">
            <text:p/>
          </draw:line>
          <draw:line draw:style-name="gr2" draw:text-style-name="P1" draw:layer="layout" svg:x1="0.997cm" svg:y1="6cm" svg:x2="20.997cm" svg:y2="6.002cm">
            <text:p/>
          </draw:line>
          <draw:line draw:style-name="gr2" draw:text-style-name="P1" draw:layer="layout" svg:x1="0.998cm" svg:y1="6.2cm" svg:x2="20.998cm" svg:y2="6.202cm">
            <text:p/>
          </draw:line>
          <draw:line draw:style-name="gr2" draw:text-style-name="P1" draw:layer="layout" svg:x1="0.998cm" svg:y1="6.4cm" svg:x2="20.998cm" svg:y2="6.402cm">
            <text:p/>
          </draw:line>
          <draw:line draw:style-name="gr2" draw:text-style-name="P1" draw:layer="layout" svg:x1="0.998cm" svg:y1="6.8cm" svg:x2="20.998cm" svg:y2="6.802cm">
            <text:p/>
          </draw:line>
          <draw:line draw:style-name="gr2" draw:text-style-name="P1" draw:layer="layout" svg:x1="0.999cm" svg:y1="7cm" svg:x2="20.999cm" svg:y2="7.002cm">
            <text:p/>
          </draw:line>
          <draw:line draw:style-name="gr2" draw:text-style-name="P1" draw:layer="layout" svg:x1="0.999cm" svg:y1="7.2cm" svg:x2="20.999cm" svg:y2="7.202cm">
            <text:p/>
          </draw:line>
          <draw:line draw:style-name="gr2" draw:text-style-name="P1" draw:layer="layout" svg:x1="0.996cm" svg:y1="7.6cm" svg:x2="20.992cm" svg:y2="7.602cm">
            <text:p/>
          </draw:line>
          <draw:line draw:style-name="gr2" draw:text-style-name="P1" draw:layer="layout" svg:x1="0.997cm" svg:y1="7.8cm" svg:x2="20.993cm" svg:y2="7.802cm">
            <text:p/>
          </draw:line>
          <draw:line draw:style-name="gr2" draw:text-style-name="P1" draw:layer="layout" svg:x1="0.997cm" svg:y1="8cm" svg:x2="20.993cm" svg:y2="8.002cm">
            <text:p/>
          </draw:line>
          <draw:line draw:style-name="gr2" draw:text-style-name="P1" draw:layer="layout" svg:x1="0.997cm" svg:y1="8.4cm" svg:x2="20.993cm" svg:y2="8.402cm">
            <text:p/>
          </draw:line>
          <draw:line draw:style-name="gr2" draw:text-style-name="P1" draw:layer="layout" svg:x1="0.998cm" svg:y1="8.6cm" svg:x2="20.994cm" svg:y2="8.602cm">
            <text:p/>
          </draw:line>
          <draw:line draw:style-name="gr2" draw:text-style-name="P1" draw:layer="layout" svg:x1="0.998cm" svg:y1="8.8cm" svg:x2="20.994cm" svg:y2="8.802cm">
            <text:p/>
          </draw:line>
          <draw:line draw:style-name="gr2" draw:text-style-name="P1" draw:layer="layout" svg:x1="0.997cm" svg:y1="9.2cm" svg:x2="20.993cm" svg:y2="9.202cm">
            <text:p/>
          </draw:line>
          <draw:line draw:style-name="gr2" draw:text-style-name="P1" draw:layer="layout" svg:x1="0.998cm" svg:y1="9.4cm" svg:x2="20.994cm" svg:y2="9.402cm">
            <text:p/>
          </draw:line>
          <draw:line draw:style-name="gr2" draw:text-style-name="P1" draw:layer="layout" svg:x1="0.998cm" svg:y1="9.6cm" svg:x2="20.994cm" svg:y2="9.602cm">
            <text:p/>
          </draw:line>
          <draw:line draw:style-name="gr2" draw:text-style-name="P1" draw:layer="layout" svg:x1="0.998cm" svg:y1="10cm" svg:x2="20.994cm" svg:y2="10.002cm">
            <text:p/>
          </draw:line>
          <draw:line draw:style-name="gr2" draw:text-style-name="P1" draw:layer="layout" svg:x1="0.999cm" svg:y1="10.2cm" svg:x2="20.995cm" svg:y2="10.202cm">
            <text:p/>
          </draw:line>
          <draw:line draw:style-name="gr2" draw:text-style-name="P1" draw:layer="layout" svg:x1="0.999cm" svg:y1="10.4cm" svg:x2="20.995cm" svg:y2="10.402cm">
            <text:p/>
          </draw:line>
          <draw:line draw:style-name="gr2" draw:text-style-name="P1" draw:layer="layout" svg:x1="0.997cm" svg:y1="10.8cm" svg:x2="20.993cm" svg:y2="10.802cm">
            <text:p/>
          </draw:line>
          <draw:line draw:style-name="gr2" draw:text-style-name="P1" draw:layer="layout" svg:x1="0.998cm" svg:y1="11cm" svg:x2="20.994cm" svg:y2="11.002cm">
            <text:p/>
          </draw:line>
          <draw:line draw:style-name="gr2" draw:text-style-name="P1" draw:layer="layout" svg:x1="0.998cm" svg:y1="11.2cm" svg:x2="20.994cm" svg:y2="11.202cm">
            <text:p/>
          </draw:line>
          <draw:line draw:style-name="gr2" draw:text-style-name="P1" draw:layer="layout" svg:x1="0.998cm" svg:y1="11.6cm" svg:x2="20.994cm" svg:y2="11.602cm">
            <text:p/>
          </draw:line>
          <draw:line draw:style-name="gr2" draw:text-style-name="P1" draw:layer="layout" svg:x1="0.999cm" svg:y1="11.8cm" svg:x2="20.995cm" svg:y2="11.802cm">
            <text:p/>
          </draw:line>
          <draw:line draw:style-name="gr2" draw:text-style-name="P1" draw:layer="layout" svg:x1="0.999cm" svg:y1="12cm" svg:x2="20.995cm" svg:y2="12.002cm">
            <text:p/>
          </draw:line>
          <draw:line draw:style-name="gr2" draw:text-style-name="P1" draw:layer="layout" svg:x1="0.998cm" svg:y1="12.4cm" svg:x2="20.994cm" svg:y2="12.402cm">
            <text:p/>
          </draw:line>
          <draw:line draw:style-name="gr2" draw:text-style-name="P1" draw:layer="layout" svg:x1="0.999cm" svg:y1="12.6cm" svg:x2="20.995cm" svg:y2="12.602cm">
            <text:p/>
          </draw:line>
          <draw:line draw:style-name="gr2" draw:text-style-name="P1" draw:layer="layout" svg:x1="0.999cm" svg:y1="12.8cm" svg:x2="20.995cm" svg:y2="12.802cm">
            <text:p/>
          </draw:line>
          <draw:line draw:style-name="gr2" draw:text-style-name="P1" draw:layer="layout" svg:x1="0.999cm" svg:y1="13.2cm" svg:x2="20.995cm" svg:y2="13.202cm">
            <text:p/>
          </draw:line>
          <draw:line draw:style-name="gr2" draw:text-style-name="P1" draw:layer="layout" svg:x1="1cm" svg:y1="13.4cm" svg:x2="20.996cm" svg:y2="13.402cm">
            <text:p/>
          </draw:line>
          <draw:line draw:style-name="gr2" draw:text-style-name="P1" draw:layer="layout" svg:x1="1cm" svg:y1="13.6cm" svg:x2="20.996cm" svg:y2="13.602cm">
            <text:p/>
          </draw:line>
          <draw:line draw:style-name="gr2" draw:text-style-name="P1" draw:layer="layout" svg:x1="0.996cm" svg:y1="14cm" svg:x2="20.996cm" svg:y2="14.002cm">
            <text:p/>
          </draw:line>
          <draw:line draw:style-name="gr2" draw:text-style-name="P1" draw:layer="layout" svg:x1="0.997cm" svg:y1="14.2cm" svg:x2="20.997cm" svg:y2="14.202cm">
            <text:p/>
          </draw:line>
          <draw:line draw:style-name="gr2" draw:text-style-name="P1" draw:layer="layout" svg:x1="0.997cm" svg:y1="14.4cm" svg:x2="20.997cm" svg:y2="14.402cm">
            <text:p/>
          </draw:line>
          <draw:line draw:style-name="gr2" draw:text-style-name="P1" draw:layer="layout" svg:x1="0.997cm" svg:y1="14.8cm" svg:x2="20.997cm" svg:y2="14.802cm">
            <text:p/>
          </draw:line>
          <draw:line draw:style-name="gr2" draw:text-style-name="P1" draw:layer="layout" svg:x1="0.998cm" svg:y1="15cm" svg:x2="20.998cm" svg:y2="15.002cm">
            <text:p/>
          </draw:line>
          <draw:line draw:style-name="gr2" draw:text-style-name="P1" draw:layer="layout" svg:x1="0.998cm" svg:y1="15.2cm" svg:x2="20.998cm" svg:y2="15.202cm">
            <text:p/>
          </draw:line>
          <draw:line draw:style-name="gr2" draw:text-style-name="P1" draw:layer="layout" svg:x1="0.997cm" svg:y1="15.6cm" svg:x2="20.997cm" svg:y2="15.602cm">
            <text:p/>
          </draw:line>
          <draw:line draw:style-name="gr2" draw:text-style-name="P1" draw:layer="layout" svg:x1="0.998cm" svg:y1="15.8cm" svg:x2="20.998cm" svg:y2="15.802cm">
            <text:p/>
          </draw:line>
          <draw:line draw:style-name="gr2" draw:text-style-name="P1" draw:layer="layout" svg:x1="0.998cm" svg:y1="16cm" svg:x2="20.998cm" svg:y2="16.002cm">
            <text:p/>
          </draw:line>
          <draw:line draw:style-name="gr2" draw:text-style-name="P1" draw:layer="layout" svg:x1="0.998cm" svg:y1="16.4cm" svg:x2="20.998cm" svg:y2="16.402cm">
            <text:p/>
          </draw:line>
          <draw:line draw:style-name="gr2" draw:text-style-name="P1" draw:layer="layout" svg:x1="0.999cm" svg:y1="16.6cm" svg:x2="20.999cm" svg:y2="16.602cm">
            <text:p/>
          </draw:line>
          <draw:line draw:style-name="gr2" draw:text-style-name="P1" draw:layer="layout" svg:x1="0.999cm" svg:y1="16.8cm" svg:x2="20.999cm" svg:y2="16.802cm">
            <text:p/>
          </draw:line>
          <draw:line draw:style-name="gr2" draw:text-style-name="P1" draw:layer="layout" svg:x1="0.997cm" svg:y1="17.2cm" svg:x2="20.997cm" svg:y2="17.202cm">
            <text:p/>
          </draw:line>
          <draw:line draw:style-name="gr2" draw:text-style-name="P1" draw:layer="layout" svg:x1="0.998cm" svg:y1="17.4cm" svg:x2="20.998cm" svg:y2="17.402cm">
            <text:p/>
          </draw:line>
          <draw:line draw:style-name="gr2" draw:text-style-name="P1" draw:layer="layout" svg:x1="0.998cm" svg:y1="17.6cm" svg:x2="20.998cm" svg:y2="17.602cm">
            <text:p/>
          </draw:line>
          <draw:line draw:style-name="gr2" draw:text-style-name="P1" draw:layer="layout" svg:x1="0.998cm" svg:y1="18cm" svg:x2="20.998cm" svg:y2="18.002cm">
            <text:p/>
          </draw:line>
          <draw:line draw:style-name="gr2" draw:text-style-name="P1" draw:layer="layout" svg:x1="0.999cm" svg:y1="18.2cm" svg:x2="20.999cm" svg:y2="18.202cm">
            <text:p/>
          </draw:line>
          <draw:line draw:style-name="gr2" draw:text-style-name="P1" draw:layer="layout" svg:x1="0.999cm" svg:y1="18.4cm" svg:x2="20.999cm" svg:y2="18.402cm">
            <text:p/>
          </draw:line>
          <draw:line draw:style-name="gr2" draw:text-style-name="P1" draw:layer="layout" svg:x1="0.998cm" svg:y1="18.8cm" svg:x2="20.998cm" svg:y2="18.802cm">
            <text:p/>
          </draw:line>
          <draw:line draw:style-name="gr2" draw:text-style-name="P1" draw:layer="layout" svg:x1="0.999cm" svg:y1="19cm" svg:x2="20.999cm" svg:y2="19.002cm">
            <text:p/>
          </draw:line>
          <draw:line draw:style-name="gr2" draw:text-style-name="P1" draw:layer="layout" svg:x1="0.999cm" svg:y1="19.2cm" svg:x2="20.999cm" svg:y2="19.202cm">
            <text:p/>
          </draw:line>
          <draw:line draw:style-name="gr2" draw:text-style-name="P1" draw:layer="layout" svg:x1="0.999cm" svg:y1="19.6cm" svg:x2="20.999cm" svg:y2="19.602cm">
            <text:p/>
          </draw:line>
          <draw:line draw:style-name="gr2" draw:text-style-name="P1" draw:layer="layout" svg:x1="1cm" svg:y1="19.8cm" svg:x2="21cm" svg:y2="19.802cm">
            <text:p/>
          </draw:line>
          <draw:line draw:style-name="gr2" draw:text-style-name="P1" draw:layer="layout" svg:x1="1cm" svg:y1="20cm" svg:x2="21cm" svg:y2="20.002cm">
            <text:p/>
          </draw:line>
          <draw:line draw:style-name="gr2" draw:text-style-name="P1" draw:layer="layout" svg:x1="0.997cm" svg:y1="20.4cm" svg:x2="20.993cm" svg:y2="20.402cm">
            <text:p/>
          </draw:line>
          <draw:line draw:style-name="gr2" draw:text-style-name="P1" draw:layer="layout" svg:x1="0.998cm" svg:y1="20.6cm" svg:x2="20.994cm" svg:y2="20.602cm">
            <text:p/>
          </draw:line>
          <draw:line draw:style-name="gr2" draw:text-style-name="P1" draw:layer="layout" svg:x1="0.998cm" svg:y1="20.8cm" svg:x2="20.994cm" svg:y2="20.802cm">
            <text:p/>
          </draw:line>
          <draw:line draw:style-name="gr2" draw:text-style-name="P1" draw:layer="layout" svg:x1="0.998cm" svg:y1="21.2cm" svg:x2="20.994cm" svg:y2="21.202cm">
            <text:p/>
          </draw:line>
          <draw:line draw:style-name="gr2" draw:text-style-name="P1" draw:layer="layout" svg:x1="0.999cm" svg:y1="21.4cm" svg:x2="20.995cm" svg:y2="21.402cm">
            <text:p/>
          </draw:line>
          <draw:line draw:style-name="gr2" draw:text-style-name="P1" draw:layer="layout" svg:x1="0.999cm" svg:y1="21.6cm" svg:x2="20.995cm" svg:y2="21.602cm">
            <text:p/>
          </draw:line>
          <draw:line draw:style-name="gr2" draw:text-style-name="P1" draw:layer="layout" svg:x1="0.998cm" svg:y1="22cm" svg:x2="20.994cm" svg:y2="22.002cm">
            <text:p/>
          </draw:line>
          <draw:line draw:style-name="gr2" draw:text-style-name="P1" draw:layer="layout" svg:x1="0.999cm" svg:y1="22.2cm" svg:x2="20.995cm" svg:y2="22.202cm">
            <text:p/>
          </draw:line>
          <draw:line draw:style-name="gr2" draw:text-style-name="P1" draw:layer="layout" svg:x1="0.999cm" svg:y1="22.4cm" svg:x2="20.995cm" svg:y2="22.402cm">
            <text:p/>
          </draw:line>
          <draw:line draw:style-name="gr2" draw:text-style-name="P1" draw:layer="layout" svg:x1="0.999cm" svg:y1="22.8cm" svg:x2="20.995cm" svg:y2="22.802cm">
            <text:p/>
          </draw:line>
          <draw:line draw:style-name="gr2" draw:text-style-name="P1" draw:layer="layout" svg:x1="1cm" svg:y1="23cm" svg:x2="20.996cm" svg:y2="23.002cm">
            <text:p/>
          </draw:line>
          <draw:line draw:style-name="gr2" draw:text-style-name="P1" draw:layer="layout" svg:x1="1cm" svg:y1="23.2cm" svg:x2="20.996cm" svg:y2="23.202cm">
            <text:p/>
          </draw:line>
          <draw:line draw:style-name="gr2" draw:text-style-name="P1" draw:layer="layout" svg:x1="0.998cm" svg:y1="23.6cm" svg:x2="20.994cm" svg:y2="23.602cm">
            <text:p/>
          </draw:line>
          <draw:line draw:style-name="gr2" draw:text-style-name="P1" draw:layer="layout" svg:x1="0.999cm" svg:y1="23.8cm" svg:x2="20.995cm" svg:y2="23.802cm">
            <text:p/>
          </draw:line>
          <draw:line draw:style-name="gr2" draw:text-style-name="P1" draw:layer="layout" svg:x1="0.999cm" svg:y1="24cm" svg:x2="20.995cm" svg:y2="24.002cm">
            <text:p/>
          </draw:line>
          <draw:line draw:style-name="gr2" draw:text-style-name="P1" draw:layer="layout" svg:x1="0.999cm" svg:y1="24.4cm" svg:x2="20.995cm" svg:y2="24.402cm">
            <text:p/>
          </draw:line>
          <draw:line draw:style-name="gr2" draw:text-style-name="P1" draw:layer="layout" svg:x1="1cm" svg:y1="24.6cm" svg:x2="20.996cm" svg:y2="24.602cm">
            <text:p/>
          </draw:line>
          <draw:line draw:style-name="gr2" draw:text-style-name="P1" draw:layer="layout" svg:x1="1cm" svg:y1="24.8cm" svg:x2="20.996cm" svg:y2="24.802cm">
            <text:p/>
          </draw:line>
          <draw:line draw:style-name="gr2" draw:text-style-name="P1" draw:layer="layout" svg:x1="0.999cm" svg:y1="25.2cm" svg:x2="20.995cm" svg:y2="25.202cm">
            <text:p/>
          </draw:line>
          <draw:line draw:style-name="gr2" draw:text-style-name="P1" draw:layer="layout" svg:x1="1cm" svg:y1="25.4cm" svg:x2="20.996cm" svg:y2="25.402cm">
            <text:p/>
          </draw:line>
          <draw:line draw:style-name="gr2" draw:text-style-name="P1" draw:layer="layout" svg:x1="1cm" svg:y1="25.6cm" svg:x2="20.996cm" svg:y2="25.602cm">
            <text:p/>
          </draw:line>
          <draw:line draw:style-name="gr2" draw:text-style-name="P1" draw:layer="layout" svg:x1="1cm" svg:y1="26cm" svg:x2="20.996cm" svg:y2="26.002cm">
            <text:p/>
          </draw:line>
          <draw:line draw:style-name="gr2" draw:text-style-name="P1" draw:layer="layout" svg:x1="1.001cm" svg:y1="26.2cm" svg:x2="20.997cm" svg:y2="26.202cm">
            <text:p/>
          </draw:line>
          <draw:line draw:style-name="gr2" draw:text-style-name="P1" draw:layer="layout" svg:x1="1.001cm" svg:y1="26.4cm" svg:x2="20.997cm" svg:y2="26.402cm">
            <text:p/>
          </draw:line>
          <draw:line draw:style-name="gr2" draw:text-style-name="P1" draw:layer="layout" svg:x1="0.999cm" svg:y1="26.8cm" svg:x2="20.995cm" svg:y2="26.802cm">
            <text:p/>
          </draw:line>
          <draw:line draw:style-name="gr2" draw:text-style-name="P1" draw:layer="layout" svg:x1="1cm" svg:y1="27cm" svg:x2="20.996cm" svg:y2="27.002cm">
            <text:p/>
          </draw:line>
          <draw:line draw:style-name="gr2" draw:text-style-name="P1" draw:layer="layout" svg:x1="1cm" svg:y1="27.2cm" svg:x2="20.996cm" svg:y2="27.202cm">
            <text:p/>
          </draw:line>
          <draw:line draw:style-name="gr2" draw:text-style-name="P1" draw:layer="layout" svg:x1="1cm" svg:y1="27.6cm" svg:x2="20.996cm" svg:y2="27.602cm">
            <text:p/>
          </draw:line>
          <draw:line draw:style-name="gr2" draw:text-style-name="P1" draw:layer="layout" svg:x1="1.001cm" svg:y1="27.8cm" svg:x2="20.997cm" svg:y2="27.802cm">
            <text:p/>
          </draw:line>
          <draw:line draw:style-name="gr2" draw:text-style-name="P1" draw:layer="layout" svg:x1="1.001cm" svg:y1="28cm" svg:x2="20.997cm" svg:y2="28.002cm">
            <text:p/>
          </draw:line>
          <draw:line draw:style-name="gr2" draw:text-style-name="P1" draw:layer="layout" svg:x1="1cm" svg:y1="28.4cm" svg:x2="20.996cm" svg:y2="28.402cm">
            <text:p/>
          </draw:line>
          <draw:line draw:style-name="gr2" draw:text-style-name="P1" draw:layer="layout" svg:x1="1.001cm" svg:y1="28.6cm" svg:x2="20.997cm" svg:y2="28.602cm">
            <text:p/>
          </draw:line>
          <draw:line draw:style-name="gr2" draw:text-style-name="P1" draw:layer="layout" svg:x1="1.001cm" svg:y1="28.8cm" svg:x2="20.997cm" svg:y2="28.802cm">
            <text:p/>
          </draw:line>
          <draw:line draw:style-name="gr2" draw:text-style-name="P1" draw:layer="layout" svg:x1="1.001cm" svg:y1="29.2cm" svg:x2="20.997cm" svg:y2="29.202cm">
            <text:p/>
          </draw:line>
          <draw:line draw:style-name="gr2" draw:text-style-name="P1" draw:layer="layout" svg:x1="1.002cm" svg:y1="29.4cm" svg:x2="20.998cm" svg:y2="29.402cm">
            <text:p/>
          </draw:line>
          <draw:line draw:style-name="gr2" draw:text-style-name="P1" draw:layer="layout" svg:x1="1.002cm" svg:y1="29.6cm" svg:x2="20.998cm" svg:y2="29.602cm">
            <text:p/>
          </draw:line>
        </draw:g>
      </draw:page>
      <draw:page draw:name="page2" draw:style-name="dp1" draw:master-page-name="Standard">
        <draw:frame draw:style-name="gr3" draw:text-style-name="P1" draw:layer="layout" svg:width="20.038cm" svg:height="29.736cm" svg:x="0.962cm" svg:y="1cm">
          <draw:image xlink:href="Pictures/2000055100004E4700007429C2C5A89DE98463C5.svm" xlink:type="simple" xlink:show="embed" xlink:actuate="onLoad" draw:mime-type="image/x-svm">
            <text:p/>
          </draw:image>
          <draw:image xlink:href="Pictures/10000001000002F600000465F68DF68236C7A9C1.png" xlink:type="simple" xlink:show="embed" xlink:actuate="onLoad" draw:mime-type="image/png"/>
        </draw:frame>
      </draw:page>
      <draw:page draw:name="page3" draw:style-name="dp1" draw:master-page-name="Standard">
        <draw:g>
          <draw:g>
            <draw:line draw:style-name="gr1" draw:text-style-name="P1" draw:layer="layout" svg:x1="-18.001cm" svg:y1="-14.849cm" svg:x2="-17.999cm" svg:y2="74.19cm">
              <text:p/>
            </draw:line>
            <draw:line draw:style-name="gr1" draw:text-style-name="P1" draw:layer="layout" svg:x1="-15.602cm" svg:y1="-14.849cm" svg:x2="-15.6cm" svg:y2="74.19cm">
              <text:p/>
            </draw:line>
            <draw:line draw:style-name="gr1" draw:text-style-name="P1" draw:layer="layout" svg:x1="-13.202cm" svg:y1="-14.849cm" svg:x2="-13.2cm" svg:y2="74.19cm">
              <text:p/>
            </draw:line>
            <draw:line draw:style-name="gr1" draw:text-style-name="P1" draw:layer="layout" svg:x1="-10.803cm" svg:y1="-14.849cm" svg:x2="-10.801cm" svg:y2="74.19cm">
              <text:p/>
            </draw:line>
            <draw:line draw:style-name="gr1" draw:text-style-name="P1" draw:layer="layout" svg:x1="-8.404cm" svg:y1="-14.849cm" svg:x2="-8.402cm" svg:y2="74.19cm">
              <text:p/>
            </draw:line>
            <draw:line draw:style-name="gr1" draw:text-style-name="P1" draw:layer="layout" svg:x1="-6.004cm" svg:y1="-14.849cm" svg:x2="-6.002cm" svg:y2="74.19cm">
              <text:p/>
            </draw:line>
            <draw:line draw:style-name="gr1" draw:text-style-name="P1" draw:layer="layout" svg:x1="-3.605cm" svg:y1="-14.849cm" svg:x2="-3.603cm" svg:y2="74.19cm">
              <text:p/>
            </draw:line>
            <draw:line draw:style-name="gr1" draw:text-style-name="P1" draw:layer="layout" svg:x1="-1.206cm" svg:y1="-14.849cm" svg:x2="-1.204cm" svg:y2="74.19cm">
              <text:p/>
            </draw:line>
            <draw:line draw:style-name="gr1" draw:text-style-name="P1" draw:layer="layout" svg:x1="1.194cm" svg:y1="-14.849cm" svg:x2="1.196cm" svg:y2="74.19cm">
              <text:p/>
            </draw:line>
            <draw:line draw:style-name="gr1" draw:text-style-name="P1" draw:layer="layout" svg:x1="3.593cm" svg:y1="-14.849cm" svg:x2="3.595cm" svg:y2="74.19cm">
              <text:p/>
            </draw:line>
            <draw:line draw:style-name="gr1" draw:text-style-name="P1" draw:layer="layout" svg:x1="5.992cm" svg:y1="-14.849cm" svg:x2="5.994cm" svg:y2="74.19cm">
              <text:p/>
            </draw:line>
            <draw:line draw:style-name="gr1" draw:text-style-name="P1" draw:layer="layout" svg:x1="8.392cm" svg:y1="-14.849cm" svg:x2="8.394cm" svg:y2="74.19cm">
              <text:p/>
            </draw:line>
            <draw:line draw:style-name="gr1" draw:text-style-name="P1" draw:layer="layout" svg:x1="10.791cm" svg:y1="-14.849cm" svg:x2="10.793cm" svg:y2="74.19cm">
              <text:p/>
            </draw:line>
            <draw:line draw:style-name="gr1" draw:text-style-name="P1" draw:layer="layout" svg:x1="13.19cm" svg:y1="-14.849cm" svg:x2="13.192cm" svg:y2="74.19cm">
              <text:p/>
            </draw:line>
            <draw:line draw:style-name="gr1" draw:text-style-name="P1" draw:layer="layout" svg:x1="15.59cm" svg:y1="-14.849cm" svg:x2="15.592cm" svg:y2="74.19cm">
              <text:p/>
            </draw:line>
            <draw:line draw:style-name="gr1" draw:text-style-name="P1" draw:layer="layout" svg:x1="17.989cm" svg:y1="-14.849cm" svg:x2="17.991cm" svg:y2="74.19cm">
              <text:p/>
            </draw:line>
            <draw:line draw:style-name="gr1" draw:text-style-name="P1" draw:layer="layout" svg:x1="20.388cm" svg:y1="-14.849cm" svg:x2="20.39cm" svg:y2="74.19cm">
              <text:p/>
            </draw:line>
            <draw:line draw:style-name="gr1" draw:text-style-name="P1" draw:layer="layout" svg:x1="22.788cm" svg:y1="-14.849cm" svg:x2="22.79cm" svg:y2="74.19cm">
              <text:p/>
            </draw:line>
            <draw:line draw:style-name="gr1" draw:text-style-name="P1" draw:layer="layout" svg:x1="25.187cm" svg:y1="-14.849cm" svg:x2="25.189cm" svg:y2="74.19cm">
              <text:p/>
            </draw:line>
            <draw:line draw:style-name="gr1" draw:text-style-name="P1" draw:layer="layout" svg:x1="27.586cm" svg:y1="-14.849cm" svg:x2="27.588cm" svg:y2="74.19cm">
              <text:p/>
            </draw:line>
            <draw:line draw:style-name="gr1" draw:text-style-name="P1" draw:layer="layout" svg:x1="29.986cm" svg:y1="-14.849cm" svg:x2="29.988cm" svg:y2="74.19cm">
              <text:p/>
            </draw:line>
            <draw:line draw:style-name="gr1" draw:text-style-name="P1" draw:layer="layout" svg:x1="32.385cm" svg:y1="-14.849cm" svg:x2="32.387cm" svg:y2="74.19cm">
              <text:p/>
            </draw:line>
            <draw:line draw:style-name="gr1" draw:text-style-name="P1" draw:layer="layout" svg:x1="34.784cm" svg:y1="-14.849cm" svg:x2="34.786cm" svg:y2="74.19cm">
              <text:p/>
            </draw:line>
            <draw:line draw:style-name="gr1" draw:text-style-name="P1" draw:layer="layout" svg:x1="37.183cm" svg:y1="-14.849cm" svg:x2="37.185cm" svg:y2="74.19cm">
              <text:p/>
            </draw:line>
            <draw:line draw:style-name="gr1" draw:text-style-name="P1" draw:layer="layout" svg:x1="39.583cm" svg:y1="-14.849cm" svg:x2="39.585cm" svg:y2="74.19cm">
              <text:p/>
            </draw:line>
            <draw:line draw:style-name="gr1" draw:text-style-name="P1" draw:layer="layout" svg:x1="-18cm" svg:y1="42.713cm" svg:x2="41.983cm" svg:y2="42.711cm">
              <text:p/>
            </draw:line>
            <draw:line draw:style-name="gr1" draw:text-style-name="P1" draw:layer="layout" svg:x1="-18cm" svg:y1="40.314cm" svg:x2="41.983cm" svg:y2="40.312cm">
              <text:p/>
            </draw:line>
            <draw:line draw:style-name="gr1" draw:text-style-name="P1" draw:layer="layout" svg:x1="-18cm" svg:y1="37.916cm" svg:x2="41.983cm" svg:y2="37.914cm">
              <text:p/>
            </draw:line>
            <draw:line draw:style-name="gr1" draw:text-style-name="P1" draw:layer="layout" svg:x1="-18cm" svg:y1="35.518cm" svg:x2="41.983cm" svg:y2="35.516cm">
              <text:p/>
            </draw:line>
            <draw:line draw:style-name="gr1" draw:text-style-name="P1" draw:layer="layout" svg:x1="-18cm" svg:y1="33.119cm" svg:x2="41.983cm" svg:y2="33.117cm">
              <text:p/>
            </draw:line>
            <draw:line draw:style-name="gr1" draw:text-style-name="P1" draw:layer="layout" svg:x1="-18cm" svg:y1="30.721cm" svg:x2="41.983cm" svg:y2="30.719cm">
              <text:p/>
            </draw:line>
            <draw:line draw:style-name="gr1" draw:text-style-name="P1" draw:layer="layout" svg:x1="-18cm" svg:y1="28.323cm" svg:x2="41.983cm" svg:y2="28.321cm">
              <text:p/>
            </draw:line>
            <draw:line draw:style-name="gr1" draw:text-style-name="P1" draw:layer="layout" svg:x1="-18cm" svg:y1="25.924cm" svg:x2="41.983cm" svg:y2="25.922cm">
              <text:p/>
            </draw:line>
            <draw:line draw:style-name="gr1" draw:text-style-name="P1" draw:layer="layout" svg:x1="-18cm" svg:y1="23.526cm" svg:x2="41.983cm" svg:y2="23.524cm">
              <text:p/>
            </draw:line>
            <draw:line draw:style-name="gr1" draw:text-style-name="P1" draw:layer="layout" svg:x1="-18cm" svg:y1="21.128cm" svg:x2="41.983cm" svg:y2="21.126cm">
              <text:p/>
            </draw:line>
            <draw:line draw:style-name="gr1" draw:text-style-name="P1" draw:layer="layout" svg:x1="-18cm" svg:y1="18.729cm" svg:x2="41.983cm" svg:y2="18.727cm">
              <text:p/>
            </draw:line>
            <draw:line draw:style-name="gr1" draw:text-style-name="P1" draw:layer="layout" svg:x1="-18cm" svg:y1="16.331cm" svg:x2="41.983cm" svg:y2="16.329cm">
              <text:p/>
            </draw:line>
            <draw:line draw:style-name="gr1" draw:text-style-name="P1" draw:layer="layout" svg:x1="-18cm" svg:y1="13.932cm" svg:x2="41.983cm" svg:y2="13.93cm">
              <text:p/>
            </draw:line>
            <draw:line draw:style-name="gr1" draw:text-style-name="P1" draw:layer="layout" svg:x1="-18cm" svg:y1="11.534cm" svg:x2="41.983cm" svg:y2="11.532cm">
              <text:p/>
            </draw:line>
            <draw:line draw:style-name="gr1" draw:text-style-name="P1" draw:layer="layout" svg:x1="-18cm" svg:y1="9.136cm" svg:x2="41.983cm" svg:y2="9.134cm">
              <text:p/>
            </draw:line>
            <draw:line draw:style-name="gr1" draw:text-style-name="P1" draw:layer="layout" svg:x1="-18cm" svg:y1="6.737cm" svg:x2="41.983cm" svg:y2="6.735cm">
              <text:p/>
            </draw:line>
            <draw:line draw:style-name="gr1" draw:text-style-name="P1" draw:layer="layout" svg:x1="-18cm" svg:y1="4.339cm" svg:x2="41.983cm" svg:y2="4.337cm">
              <text:p/>
            </draw:line>
            <draw:line draw:style-name="gr1" draw:text-style-name="P1" draw:layer="layout" svg:x1="-18cm" svg:y1="1.941cm" svg:x2="41.983cm" svg:y2="1.939cm">
              <text:p/>
            </draw:line>
            <draw:line draw:style-name="gr1" draw:text-style-name="P1" draw:layer="layout" svg:x1="-18cm" svg:y1="-0.458cm" svg:x2="41.983cm" svg:y2="-0.46cm">
              <text:p/>
            </draw:line>
            <draw:line draw:style-name="gr1" draw:text-style-name="P1" draw:layer="layout" svg:x1="-18cm" svg:y1="-2.856cm" svg:x2="41.983cm" svg:y2="-2.858cm">
              <text:p/>
            </draw:line>
            <draw:line draw:style-name="gr1" draw:text-style-name="P1" draw:layer="layout" svg:x1="-18cm" svg:y1="-5.254cm" svg:x2="41.983cm" svg:y2="-5.256cm">
              <text:p/>
            </draw:line>
            <draw:line draw:style-name="gr1" draw:text-style-name="P1" draw:layer="layout" svg:x1="-18cm" svg:y1="-7.653cm" svg:x2="41.983cm" svg:y2="-7.655cm">
              <text:p/>
            </draw:line>
            <draw:line draw:style-name="gr1" draw:text-style-name="P1" draw:layer="layout" svg:x1="-18cm" svg:y1="-10.051cm" svg:x2="41.983cm" svg:y2="-10.053cm">
              <text:p/>
            </draw:line>
            <draw:line draw:style-name="gr1" draw:text-style-name="P1" draw:layer="layout" svg:x1="-18cm" svg:y1="-12.449cm" svg:x2="41.983cm" svg:y2="-12.451cm">
              <text:p/>
            </draw:line>
            <draw:line draw:style-name="gr1" draw:text-style-name="P1" draw:layer="layout" svg:x1="-18cm" svg:y1="-14.848cm" svg:x2="41.983cm" svg:y2="-14.85cm">
              <text:p/>
            </draw:line>
            <draw:line draw:style-name="gr1" draw:text-style-name="P1" draw:layer="layout" svg:x1="-18cm" svg:y1="71.493cm" svg:x2="41.983cm" svg:y2="71.491cm">
              <text:p/>
            </draw:line>
            <draw:line draw:style-name="gr1" draw:text-style-name="P1" draw:layer="layout" svg:x1="-18cm" svg:y1="69.095cm" svg:x2="41.983cm" svg:y2="69.093cm">
              <text:p/>
            </draw:line>
            <draw:line draw:style-name="gr1" draw:text-style-name="P1" draw:layer="layout" svg:x1="-18cm" svg:y1="66.696cm" svg:x2="41.983cm" svg:y2="66.694cm">
              <text:p/>
            </draw:line>
            <draw:line draw:style-name="gr1" draw:text-style-name="P1" draw:layer="layout" svg:x1="-18cm" svg:y1="64.298cm" svg:x2="41.983cm" svg:y2="64.296cm">
              <text:p/>
            </draw:line>
            <draw:line draw:style-name="gr1" draw:text-style-name="P1" draw:layer="layout" svg:x1="-18cm" svg:y1="61.9cm" svg:x2="41.983cm" svg:y2="61.898cm">
              <text:p/>
            </draw:line>
            <draw:line draw:style-name="gr1" draw:text-style-name="P1" draw:layer="layout" svg:x1="-18cm" svg:y1="59.501cm" svg:x2="41.983cm" svg:y2="59.499cm">
              <text:p/>
            </draw:line>
            <draw:line draw:style-name="gr1" draw:text-style-name="P1" draw:layer="layout" svg:x1="-18cm" svg:y1="57.103cm" svg:x2="41.983cm" svg:y2="57.101cm">
              <text:p/>
            </draw:line>
            <draw:line draw:style-name="gr1" draw:text-style-name="P1" draw:layer="layout" svg:x1="-18cm" svg:y1="54.705cm" svg:x2="41.983cm" svg:y2="54.703cm">
              <text:p/>
            </draw:line>
            <draw:line draw:style-name="gr1" draw:text-style-name="P1" draw:layer="layout" svg:x1="-18cm" svg:y1="52.306cm" svg:x2="41.983cm" svg:y2="52.304cm">
              <text:p/>
            </draw:line>
            <draw:line draw:style-name="gr1" draw:text-style-name="P1" draw:layer="layout" svg:x1="-18cm" svg:y1="49.908cm" svg:x2="41.983cm" svg:y2="49.906cm">
              <text:p/>
            </draw:line>
            <draw:line draw:style-name="gr1" draw:text-style-name="P1" draw:layer="layout" svg:x1="-18cm" svg:y1="47.509cm" svg:x2="41.983cm" svg:y2="47.507cm">
              <text:p/>
            </draw:line>
            <draw:line draw:style-name="gr1" draw:text-style-name="P1" draw:layer="layout" svg:x1="-18cm" svg:y1="45.111cm" svg:x2="41.983cm" svg:y2="45.109cm">
              <text:p/>
            </draw:line>
          </draw:g>
          <draw:line draw:style-name="gr2" draw:text-style-name="P1" draw:layer="layout" svg:x1="-17.999cm" svg:y1="-14.248cm" svg:x2="41.984cm" svg:y2="-14.241cm">
            <text:p/>
          </draw:line>
          <draw:line draw:style-name="gr2" draw:text-style-name="P1" draw:layer="layout" svg:x1="-17.996cm" svg:y1="-13.649cm" svg:x2="41.987cm" svg:y2="-13.642cm">
            <text:p/>
          </draw:line>
          <draw:line draw:style-name="gr2" draw:text-style-name="P1" draw:layer="layout" svg:x1="-17.996cm" svg:y1="-13.049cm" svg:x2="41.987cm" svg:y2="-13.042cm">
            <text:p/>
          </draw:line>
          <draw:line draw:style-name="gr2" draw:text-style-name="P1" draw:layer="layout" svg:x1="-17.996cm" svg:y1="-11.85cm" svg:x2="41.987cm" svg:y2="-11.843cm">
            <text:p/>
          </draw:line>
          <draw:line draw:style-name="gr2" draw:text-style-name="P1" draw:layer="layout" svg:x1="-17.993cm" svg:y1="-11.25cm" svg:x2="41.99cm" svg:y2="-11.243cm">
            <text:p/>
          </draw:line>
          <draw:line draw:style-name="gr2" draw:text-style-name="P1" draw:layer="layout" svg:x1="-17.993cm" svg:y1="-10.651cm" svg:x2="41.99cm" svg:y2="-10.644cm">
            <text:p/>
          </draw:line>
          <draw:line draw:style-name="gr2" draw:text-style-name="P1" draw:layer="layout" svg:x1="-17.996cm" svg:y1="-9.452cm" svg:x2="41.987cm" svg:y2="-9.445cm">
            <text:p/>
          </draw:line>
          <draw:line draw:style-name="gr2" draw:text-style-name="P1" draw:layer="layout" svg:x1="-17.993cm" svg:y1="-8.852cm" svg:x2="41.99cm" svg:y2="-8.845cm">
            <text:p/>
          </draw:line>
          <draw:line draw:style-name="gr2" draw:text-style-name="P1" draw:layer="layout" svg:x1="-17.993cm" svg:y1="-8.252cm" svg:x2="41.99cm" svg:y2="-8.245cm">
            <text:p/>
          </draw:line>
          <draw:line draw:style-name="gr2" draw:text-style-name="P1" draw:layer="layout" svg:x1="-17.993cm" svg:y1="-7.053cm" svg:x2="41.99cm" svg:y2="-7.046cm">
            <text:p/>
          </draw:line>
          <draw:line draw:style-name="gr2" draw:text-style-name="P1" draw:layer="layout" svg:x1="-17.99cm" svg:y1="-6.454cm" svg:x2="41.993cm" svg:y2="-6.447cm">
            <text:p/>
          </draw:line>
          <draw:line draw:style-name="gr2" draw:text-style-name="P1" draw:layer="layout" svg:x1="-17.99cm" svg:y1="-5.854cm" svg:x2="41.993cm" svg:y2="-5.847cm">
            <text:p/>
          </draw:line>
          <draw:line draw:style-name="gr2" draw:text-style-name="P1" draw:layer="layout" svg:x1="-17.996cm" svg:y1="-4.655cm" svg:x2="41.987cm" svg:y2="-4.648cm">
            <text:p/>
          </draw:line>
          <draw:line draw:style-name="gr2" draw:text-style-name="P1" draw:layer="layout" svg:x1="-17.993cm" svg:y1="-4.055cm" svg:x2="41.99cm" svg:y2="-4.048cm">
            <text:p/>
          </draw:line>
          <draw:line draw:style-name="gr2" draw:text-style-name="P1" draw:layer="layout" svg:x1="-17.993cm" svg:y1="-3.456cm" svg:x2="41.99cm" svg:y2="-3.449cm">
            <text:p/>
          </draw:line>
          <draw:line draw:style-name="gr2" draw:text-style-name="P1" draw:layer="layout" svg:x1="-17.993cm" svg:y1="-2.256cm" svg:x2="41.99cm" svg:y2="-2.249cm">
            <text:p/>
          </draw:line>
          <draw:line draw:style-name="gr2" draw:text-style-name="P1" draw:layer="layout" svg:x1="-17.99cm" svg:y1="-1.657cm" svg:x2="41.993cm" svg:y2="-1.65cm">
            <text:p/>
          </draw:line>
          <draw:line draw:style-name="gr2" draw:text-style-name="P1" draw:layer="layout" svg:x1="-17.99cm" svg:y1="-1.057cm" svg:x2="41.993cm" svg:y2="-1.05cm">
            <text:p/>
          </draw:line>
          <draw:line draw:style-name="gr2" draw:text-style-name="P1" draw:layer="layout" svg:x1="-17.993cm" svg:y1="0.142cm" svg:x2="41.99cm" svg:y2="0.149cm">
            <text:p/>
          </draw:line>
          <draw:line draw:style-name="gr2" draw:text-style-name="P1" draw:layer="layout" svg:x1="-17.99cm" svg:y1="0.741cm" svg:x2="41.993cm" svg:y2="0.748cm">
            <text:p/>
          </draw:line>
          <draw:line draw:style-name="gr2" draw:text-style-name="P1" draw:layer="layout" svg:x1="-17.99cm" svg:y1="1.341cm" svg:x2="41.993cm" svg:y2="1.348cm">
            <text:p/>
          </draw:line>
          <draw:line draw:style-name="gr2" draw:text-style-name="P1" draw:layer="layout" svg:x1="-17.99cm" svg:y1="2.54cm" svg:x2="41.993cm" svg:y2="2.547cm">
            <text:p/>
          </draw:line>
          <draw:line draw:style-name="gr2" draw:text-style-name="P1" draw:layer="layout" svg:x1="-17.987cm" svg:y1="3.14cm" svg:x2="41.996cm" svg:y2="3.147cm">
            <text:p/>
          </draw:line>
          <draw:line draw:style-name="gr2" draw:text-style-name="P1" draw:layer="layout" svg:x1="-17.987cm" svg:y1="3.739cm" svg:x2="41.996cm" svg:y2="3.746cm">
            <text:p/>
          </draw:line>
          <draw:line draw:style-name="gr2" draw:text-style-name="P1" draw:layer="layout" svg:x1="-17.996cm" svg:y1="4.939cm" svg:x2="41.975cm" svg:y2="4.946cm">
            <text:p/>
          </draw:line>
          <draw:line draw:style-name="gr2" draw:text-style-name="P1" draw:layer="layout" svg:x1="-17.993cm" svg:y1="5.538cm" svg:x2="41.978cm" svg:y2="5.545cm">
            <text:p/>
          </draw:line>
          <draw:line draw:style-name="gr2" draw:text-style-name="P1" draw:layer="layout" svg:x1="-17.993cm" svg:y1="6.138cm" svg:x2="41.978cm" svg:y2="6.145cm">
            <text:p/>
          </draw:line>
          <draw:line draw:style-name="gr2" draw:text-style-name="P1" draw:layer="layout" svg:x1="-17.993cm" svg:y1="7.337cm" svg:x2="41.978cm" svg:y2="7.344cm">
            <text:p/>
          </draw:line>
          <draw:line draw:style-name="gr2" draw:text-style-name="P1" draw:layer="layout" svg:x1="-17.99cm" svg:y1="7.937cm" svg:x2="41.981cm" svg:y2="7.944cm">
            <text:p/>
          </draw:line>
          <draw:line draw:style-name="gr2" draw:text-style-name="P1" draw:layer="layout" svg:x1="-17.99cm" svg:y1="8.536cm" svg:x2="41.981cm" svg:y2="8.543cm">
            <text:p/>
          </draw:line>
          <draw:line draw:style-name="gr2" draw:text-style-name="P1" draw:layer="layout" svg:x1="-17.993cm" svg:y1="9.735cm" svg:x2="41.978cm" svg:y2="9.742cm">
            <text:p/>
          </draw:line>
          <draw:line draw:style-name="gr2" draw:text-style-name="P1" draw:layer="layout" svg:x1="-17.99cm" svg:y1="10.335cm" svg:x2="41.981cm" svg:y2="10.342cm">
            <text:p/>
          </draw:line>
          <draw:line draw:style-name="gr2" draw:text-style-name="P1" draw:layer="layout" svg:x1="-17.99cm" svg:y1="10.934cm" svg:x2="41.981cm" svg:y2="10.941cm">
            <text:p/>
          </draw:line>
          <draw:line draw:style-name="gr2" draw:text-style-name="P1" draw:layer="layout" svg:x1="-17.99cm" svg:y1="12.134cm" svg:x2="41.981cm" svg:y2="12.141cm">
            <text:p/>
          </draw:line>
          <draw:line draw:style-name="gr2" draw:text-style-name="P1" draw:layer="layout" svg:x1="-17.987cm" svg:y1="12.733cm" svg:x2="41.984cm" svg:y2="12.74cm">
            <text:p/>
          </draw:line>
          <draw:line draw:style-name="gr2" draw:text-style-name="P1" draw:layer="layout" svg:x1="-17.987cm" svg:y1="13.333cm" svg:x2="41.984cm" svg:y2="13.34cm">
            <text:p/>
          </draw:line>
          <draw:line draw:style-name="gr2" draw:text-style-name="P1" draw:layer="layout" svg:x1="-17.993cm" svg:y1="14.532cm" svg:x2="41.978cm" svg:y2="14.539cm">
            <text:p/>
          </draw:line>
          <draw:line draw:style-name="gr2" draw:text-style-name="P1" draw:layer="layout" svg:x1="-17.99cm" svg:y1="15.132cm" svg:x2="41.981cm" svg:y2="15.139cm">
            <text:p/>
          </draw:line>
          <draw:line draw:style-name="gr2" draw:text-style-name="P1" draw:layer="layout" svg:x1="-17.99cm" svg:y1="15.731cm" svg:x2="41.981cm" svg:y2="15.738cm">
            <text:p/>
          </draw:line>
          <draw:line draw:style-name="gr2" draw:text-style-name="P1" draw:layer="layout" svg:x1="-17.99cm" svg:y1="16.93cm" svg:x2="41.981cm" svg:y2="16.937cm">
            <text:p/>
          </draw:line>
          <draw:line draw:style-name="gr2" draw:text-style-name="P1" draw:layer="layout" svg:x1="-17.987cm" svg:y1="17.53cm" svg:x2="41.984cm" svg:y2="17.537cm">
            <text:p/>
          </draw:line>
          <draw:line draw:style-name="gr2" draw:text-style-name="P1" draw:layer="layout" svg:x1="-17.987cm" svg:y1="18.13cm" svg:x2="41.984cm" svg:y2="18.137cm">
            <text:p/>
          </draw:line>
          <draw:line draw:style-name="gr2" draw:text-style-name="P1" draw:layer="layout" svg:x1="-17.99cm" svg:y1="19.329cm" svg:x2="41.981cm" svg:y2="19.336cm">
            <text:p/>
          </draw:line>
          <draw:line draw:style-name="gr2" draw:text-style-name="P1" draw:layer="layout" svg:x1="-17.987cm" svg:y1="19.928cm" svg:x2="41.984cm" svg:y2="19.935cm">
            <text:p/>
          </draw:line>
          <draw:line draw:style-name="gr2" draw:text-style-name="P1" draw:layer="layout" svg:x1="-17.987cm" svg:y1="20.528cm" svg:x2="41.984cm" svg:y2="20.535cm">
            <text:p/>
          </draw:line>
          <draw:line draw:style-name="gr2" draw:text-style-name="P1" draw:layer="layout" svg:x1="-17.987cm" svg:y1="21.727cm" svg:x2="41.984cm" svg:y2="21.734cm">
            <text:p/>
          </draw:line>
          <draw:line draw:style-name="gr2" draw:text-style-name="P1" draw:layer="layout" svg:x1="-17.984cm" svg:y1="22.327cm" svg:x2="41.987cm" svg:y2="22.334cm">
            <text:p/>
          </draw:line>
          <draw:line draw:style-name="gr2" draw:text-style-name="P1" draw:layer="layout" svg:x1="-17.984cm" svg:y1="22.926cm" svg:x2="41.987cm" svg:y2="22.933cm">
            <text:p/>
          </draw:line>
          <draw:line draw:style-name="gr2" draw:text-style-name="P1" draw:layer="layout" svg:x1="-17.996cm" svg:y1="24.125cm" svg:x2="41.987cm" svg:y2="24.132cm">
            <text:p/>
          </draw:line>
          <draw:line draw:style-name="gr2" draw:text-style-name="P1" draw:layer="layout" svg:x1="-17.993cm" svg:y1="24.725cm" svg:x2="41.99cm" svg:y2="24.732cm">
            <text:p/>
          </draw:line>
          <draw:line draw:style-name="gr2" draw:text-style-name="P1" draw:layer="layout" svg:x1="-17.993cm" svg:y1="25.325cm" svg:x2="41.99cm" svg:y2="25.332cm">
            <text:p/>
          </draw:line>
          <draw:line draw:style-name="gr2" draw:text-style-name="P1" draw:layer="layout" svg:x1="-17.993cm" svg:y1="26.524cm" svg:x2="41.99cm" svg:y2="26.531cm">
            <text:p/>
          </draw:line>
          <draw:line draw:style-name="gr2" draw:text-style-name="P1" draw:layer="layout" svg:x1="-17.99cm" svg:y1="27.123cm" svg:x2="41.993cm" svg:y2="27.13cm">
            <text:p/>
          </draw:line>
          <draw:line draw:style-name="gr2" draw:text-style-name="P1" draw:layer="layout" svg:x1="-17.99cm" svg:y1="27.723cm" svg:x2="41.993cm" svg:y2="27.73cm">
            <text:p/>
          </draw:line>
          <draw:line draw:style-name="gr2" draw:text-style-name="P1" draw:layer="layout" svg:x1="-17.993cm" svg:y1="28.922cm" svg:x2="41.99cm" svg:y2="28.929cm">
            <text:p/>
          </draw:line>
          <draw:line draw:style-name="gr2" draw:text-style-name="P1" draw:layer="layout" svg:x1="-17.99cm" svg:y1="29.522cm" svg:x2="41.993cm" svg:y2="29.529cm">
            <text:p/>
          </draw:line>
          <draw:line draw:style-name="gr2" draw:text-style-name="P1" draw:layer="layout" svg:x1="-17.99cm" svg:y1="30.121cm" svg:x2="41.993cm" svg:y2="30.128cm">
            <text:p/>
          </draw:line>
          <draw:line draw:style-name="gr2" draw:text-style-name="P1" draw:layer="layout" svg:x1="-17.99cm" svg:y1="31.321cm" svg:x2="41.993cm" svg:y2="31.328cm">
            <text:p/>
          </draw:line>
          <draw:line draw:style-name="gr2" draw:text-style-name="P1" draw:layer="layout" svg:x1="-17.987cm" svg:y1="31.92cm" svg:x2="41.996cm" svg:y2="31.927cm">
            <text:p/>
          </draw:line>
          <draw:line draw:style-name="gr2" draw:text-style-name="P1" draw:layer="layout" svg:x1="-17.987cm" svg:y1="32.52cm" svg:x2="41.996cm" svg:y2="32.527cm">
            <text:p/>
          </draw:line>
          <draw:line draw:style-name="gr2" draw:text-style-name="P1" draw:layer="layout" svg:x1="-17.993cm" svg:y1="33.719cm" svg:x2="41.99cm" svg:y2="33.726cm">
            <text:p/>
          </draw:line>
          <draw:line draw:style-name="gr2" draw:text-style-name="P1" draw:layer="layout" svg:x1="-17.99cm" svg:y1="34.318cm" svg:x2="41.993cm" svg:y2="34.325cm">
            <text:p/>
          </draw:line>
          <draw:line draw:style-name="gr2" draw:text-style-name="P1" draw:layer="layout" svg:x1="-17.99cm" svg:y1="34.918cm" svg:x2="41.993cm" svg:y2="34.925cm">
            <text:p/>
          </draw:line>
          <draw:line draw:style-name="gr2" draw:text-style-name="P1" draw:layer="layout" svg:x1="-17.99cm" svg:y1="36.117cm" svg:x2="41.993cm" svg:y2="36.124cm">
            <text:p/>
          </draw:line>
          <draw:line draw:style-name="gr2" draw:text-style-name="P1" draw:layer="layout" svg:x1="-17.987cm" svg:y1="36.717cm" svg:x2="41.996cm" svg:y2="36.724cm">
            <text:p/>
          </draw:line>
          <draw:line draw:style-name="gr2" draw:text-style-name="P1" draw:layer="layout" svg:x1="-17.987cm" svg:y1="37.316cm" svg:x2="41.996cm" svg:y2="37.323cm">
            <text:p/>
          </draw:line>
          <draw:line draw:style-name="gr2" draw:text-style-name="P1" draw:layer="layout" svg:x1="-17.99cm" svg:y1="38.516cm" svg:x2="41.993cm" svg:y2="38.523cm">
            <text:p/>
          </draw:line>
          <draw:line draw:style-name="gr2" draw:text-style-name="P1" draw:layer="layout" svg:x1="-17.987cm" svg:y1="39.115cm" svg:x2="41.996cm" svg:y2="39.122cm">
            <text:p/>
          </draw:line>
          <draw:line draw:style-name="gr2" draw:text-style-name="P1" draw:layer="layout" svg:x1="-17.987cm" svg:y1="39.715cm" svg:x2="41.996cm" svg:y2="39.722cm">
            <text:p/>
          </draw:line>
          <draw:line draw:style-name="gr2" draw:text-style-name="P1" draw:layer="layout" svg:x1="-17.987cm" svg:y1="40.914cm" svg:x2="41.996cm" svg:y2="40.921cm">
            <text:p/>
          </draw:line>
          <draw:line draw:style-name="gr2" draw:text-style-name="P1" draw:layer="layout" svg:x1="-17.984cm" svg:y1="41.514cm" svg:x2="41.999cm" svg:y2="41.521cm">
            <text:p/>
          </draw:line>
          <draw:line draw:style-name="gr2" draw:text-style-name="P1" draw:layer="layout" svg:x1="-17.984cm" svg:y1="42.113cm" svg:x2="41.999cm" svg:y2="42.12cm">
            <text:p/>
          </draw:line>
          <draw:line draw:style-name="gr2" draw:text-style-name="P1" draw:layer="layout" svg:x1="-17.993cm" svg:y1="43.312cm" svg:x2="41.978cm" svg:y2="43.319cm">
            <text:p/>
          </draw:line>
          <draw:line draw:style-name="gr2" draw:text-style-name="P1" draw:layer="layout" svg:x1="-17.99cm" svg:y1="43.912cm" svg:x2="41.981cm" svg:y2="43.919cm">
            <text:p/>
          </draw:line>
          <draw:line draw:style-name="gr2" draw:text-style-name="P1" draw:layer="layout" svg:x1="-17.99cm" svg:y1="44.511cm" svg:x2="41.981cm" svg:y2="44.518cm">
            <text:p/>
          </draw:line>
          <draw:line draw:style-name="gr2" draw:text-style-name="P1" draw:layer="layout" svg:x1="-17.99cm" svg:y1="45.711cm" svg:x2="41.981cm" svg:y2="45.718cm">
            <text:p/>
          </draw:line>
          <draw:line draw:style-name="gr2" draw:text-style-name="P1" draw:layer="layout" svg:x1="-17.987cm" svg:y1="46.31cm" svg:x2="41.984cm" svg:y2="46.317cm">
            <text:p/>
          </draw:line>
          <draw:line draw:style-name="gr2" draw:text-style-name="P1" draw:layer="layout" svg:x1="-17.987cm" svg:y1="46.91cm" svg:x2="41.984cm" svg:y2="46.917cm">
            <text:p/>
          </draw:line>
          <draw:line draw:style-name="gr2" draw:text-style-name="P1" draw:layer="layout" svg:x1="-17.99cm" svg:y1="48.109cm" svg:x2="41.981cm" svg:y2="48.116cm">
            <text:p/>
          </draw:line>
          <draw:line draw:style-name="gr2" draw:text-style-name="P1" draw:layer="layout" svg:x1="-17.987cm" svg:y1="48.709cm" svg:x2="41.984cm" svg:y2="48.716cm">
            <text:p/>
          </draw:line>
          <draw:line draw:style-name="gr2" draw:text-style-name="P1" draw:layer="layout" svg:x1="-17.987cm" svg:y1="49.308cm" svg:x2="41.984cm" svg:y2="49.315cm">
            <text:p/>
          </draw:line>
          <draw:line draw:style-name="gr2" draw:text-style-name="P1" draw:layer="layout" svg:x1="-17.987cm" svg:y1="50.507cm" svg:x2="41.984cm" svg:y2="50.514cm">
            <text:p/>
          </draw:line>
          <draw:line draw:style-name="gr2" draw:text-style-name="P1" draw:layer="layout" svg:x1="-17.984cm" svg:y1="51.107cm" svg:x2="41.987cm" svg:y2="51.114cm">
            <text:p/>
          </draw:line>
          <draw:line draw:style-name="gr2" draw:text-style-name="P1" draw:layer="layout" svg:x1="-17.984cm" svg:y1="51.707cm" svg:x2="41.987cm" svg:y2="51.714cm">
            <text:p/>
          </draw:line>
          <draw:line draw:style-name="gr2" draw:text-style-name="P1" draw:layer="layout" svg:x1="-17.99cm" svg:y1="52.906cm" svg:x2="41.981cm" svg:y2="52.913cm">
            <text:p/>
          </draw:line>
          <draw:line draw:style-name="gr2" draw:text-style-name="P1" draw:layer="layout" svg:x1="-17.987cm" svg:y1="53.505cm" svg:x2="41.984cm" svg:y2="53.512cm">
            <text:p/>
          </draw:line>
          <draw:line draw:style-name="gr2" draw:text-style-name="P1" draw:layer="layout" svg:x1="-17.987cm" svg:y1="54.105cm" svg:x2="41.984cm" svg:y2="54.112cm">
            <text:p/>
          </draw:line>
          <draw:line draw:style-name="gr2" draw:text-style-name="P1" draw:layer="layout" svg:x1="-17.987cm" svg:y1="55.304cm" svg:x2="41.984cm" svg:y2="55.311cm">
            <text:p/>
          </draw:line>
          <draw:line draw:style-name="gr2" draw:text-style-name="P1" draw:layer="layout" svg:x1="-17.984cm" svg:y1="55.904cm" svg:x2="41.987cm" svg:y2="55.911cm">
            <text:p/>
          </draw:line>
          <draw:line draw:style-name="gr2" draw:text-style-name="P1" draw:layer="layout" svg:x1="-17.984cm" svg:y1="56.503cm" svg:x2="41.987cm" svg:y2="56.51cm">
            <text:p/>
          </draw:line>
          <draw:line draw:style-name="gr2" draw:text-style-name="P1" draw:layer="layout" svg:x1="-17.987cm" svg:y1="57.702cm" svg:x2="41.984cm" svg:y2="57.709cm">
            <text:p/>
          </draw:line>
          <draw:line draw:style-name="gr2" draw:text-style-name="P1" draw:layer="layout" svg:x1="-17.984cm" svg:y1="58.302cm" svg:x2="41.987cm" svg:y2="58.309cm">
            <text:p/>
          </draw:line>
          <draw:line draw:style-name="gr2" draw:text-style-name="P1" draw:layer="layout" svg:x1="-17.984cm" svg:y1="58.902cm" svg:x2="41.987cm" svg:y2="58.909cm">
            <text:p/>
          </draw:line>
          <draw:line draw:style-name="gr2" draw:text-style-name="P1" draw:layer="layout" svg:x1="-17.984cm" svg:y1="60.101cm" svg:x2="41.987cm" svg:y2="60.108cm">
            <text:p/>
          </draw:line>
          <draw:line draw:style-name="gr2" draw:text-style-name="P1" draw:layer="layout" svg:x1="-17.981cm" svg:y1="60.7cm" svg:x2="41.99cm" svg:y2="60.707cm">
            <text:p/>
          </draw:line>
          <draw:line draw:style-name="gr2" draw:text-style-name="P1" draw:layer="layout" svg:x1="-17.981cm" svg:y1="61.3cm" svg:x2="41.99cm" svg:y2="61.307cm">
            <text:p/>
          </draw:line>
          <draw:line draw:style-name="gr2" draw:text-style-name="P1" draw:layer="layout" svg:x1="-17.987cm" svg:y1="62.499cm" svg:x2="41.984cm" svg:y2="62.506cm">
            <text:p/>
          </draw:line>
          <draw:line draw:style-name="gr2" draw:text-style-name="P1" draw:layer="layout" svg:x1="-17.984cm" svg:y1="63.099cm" svg:x2="41.987cm" svg:y2="63.106cm">
            <text:p/>
          </draw:line>
          <draw:line draw:style-name="gr2" draw:text-style-name="P1" draw:layer="layout" svg:x1="-17.984cm" svg:y1="63.698cm" svg:x2="41.987cm" svg:y2="63.705cm">
            <text:p/>
          </draw:line>
          <draw:line draw:style-name="gr2" draw:text-style-name="P1" draw:layer="layout" svg:x1="-17.984cm" svg:y1="64.898cm" svg:x2="41.987cm" svg:y2="64.905cm">
            <text:p/>
          </draw:line>
          <draw:line draw:style-name="gr2" draw:text-style-name="P1" draw:layer="layout" svg:x1="-17.981cm" svg:y1="65.497cm" svg:x2="41.99cm" svg:y2="65.504cm">
            <text:p/>
          </draw:line>
          <draw:line draw:style-name="gr2" draw:text-style-name="P1" draw:layer="layout" svg:x1="-17.981cm" svg:y1="66.097cm" svg:x2="41.99cm" svg:y2="66.104cm">
            <text:p/>
          </draw:line>
          <draw:line draw:style-name="gr2" draw:text-style-name="P1" draw:layer="layout" svg:x1="-17.984cm" svg:y1="67.296cm" svg:x2="41.987cm" svg:y2="67.303cm">
            <text:p/>
          </draw:line>
          <draw:line draw:style-name="gr2" draw:text-style-name="P1" draw:layer="layout" svg:x1="-17.981cm" svg:y1="67.895cm" svg:x2="41.99cm" svg:y2="67.902cm">
            <text:p/>
          </draw:line>
          <draw:line draw:style-name="gr2" draw:text-style-name="P1" draw:layer="layout" svg:x1="-17.981cm" svg:y1="68.495cm" svg:x2="41.99cm" svg:y2="68.502cm">
            <text:p/>
          </draw:line>
          <draw:line draw:style-name="gr2" draw:text-style-name="P1" draw:layer="layout" svg:x1="-17.981cm" svg:y1="69.694cm" svg:x2="41.99cm" svg:y2="69.701cm">
            <text:p/>
          </draw:line>
          <draw:line draw:style-name="gr2" draw:text-style-name="P1" draw:layer="layout" svg:x1="-17.978cm" svg:y1="70.294cm" svg:x2="41.993cm" svg:y2="70.301cm">
            <text:p/>
          </draw:line>
          <draw:line draw:style-name="gr2" draw:text-style-name="P1" draw:layer="layout" svg:x1="-17.978cm" svg:y1="70.893cm" svg:x2="41.993cm" svg:y2="70.9cm">
            <text:p/>
          </draw:line>
        </draw:g>
      </draw:page>
      <draw:page draw:name="page4" draw:style-name="dp1" draw:master-page-name="Standard">
        <draw:frame draw:style-name="gr3" draw:text-style-name="P1" draw:layer="layout" svg:width="20cm" svg:height="29.68cm" svg:x="0.976cm" svg:y="0.982cm">
          <draw:image xlink:href="Pictures/10000001000002440000035D1BD398DDFE18CBAE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custom-shape draw:style-name="gr4" draw:text-style-name="P2" draw:layer="layout" svg:width="3cm" svg:height="3cm" svg:x="10.478cm" svg:y="8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478cm" svg:y1="10.362cm" svg:x2="14.978cm" svg:y2="10.362cm">
          <text:p/>
        </draw:line>
        <draw:line draw:style-name="gr5" draw:text-style-name="P1" draw:layer="layout" svg:x1="8.978cm" svg:y1="10.362cm" svg:x2="10.478cm" svg:y2="10.362cm">
          <text:p/>
        </draw:line>
        <draw:line draw:style-name="gr5" draw:text-style-name="P1" draw:layer="layout" svg:x1="10.917cm" svg:y1="11.422cm" svg:x2="13.038cm" svg:y2="9.301cm">
          <text:p/>
        </draw:line>
        <draw:line draw:style-name="gr5" draw:text-style-name="P1" draw:layer="layout" svg:x1="10.917cm" svg:y1="9.301cm" svg:x2="13.038cm" svg:y2="11.422cm">
          <text:p/>
        </draw:line>
        <draw:line draw:style-name="gr6" draw:text-style-name="P1" draw:layer="layout" svg:x1="13.301cm" svg:y1="22.641cm" svg:x2="14.801cm" svg:y2="22.641cm">
          <text:p/>
        </draw:line>
        <draw:line draw:style-name="gr6" draw:text-style-name="P1" draw:layer="layout" svg:x1="17.801cm" svg:y1="22.641cm" svg:x2="19.301cm" svg:y2="22.641cm">
          <text:p/>
        </draw:line>
        <draw:line draw:style-name="gr6" draw:text-style-name="P1" draw:layer="layout" svg:x1="14.901cm" svg:y1="24.141cm" svg:x2="14.901cm" svg:y2="21.141cm">
          <text:p/>
        </draw:line>
        <draw:line draw:style-name="gr7" draw:text-style-name="P1" draw:layer="layout" svg:x1="17.541cm" svg:y1="23.391cm" svg:x2="17.541cm" svg:y2="21.891cm">
          <text:p/>
        </draw:line>
        <draw:frame draw:style-name="gr8" draw:text-style-name="P3" draw:layer="layout" svg:width="1.307cm" svg:height="1.276cm" svg:x="13.706cm" svg:y="21.28cm">
          <draw:text-box>
            <text:p><text:span text:style-name="T1">+</text:span></text:p>
          </draw:text-box>
        </draw:frame>
        <draw:frame draw:style-name="gr8" draw:text-style-name="P3" draw:layer="layout" svg:width="1.307cm" svg:height="1.276cm" svg:x="17.627cm" svg:y="21.525cm">
          <draw:text-box>
            <text:p><text:span text:style-name="T1">-</text:span></text:p>
          </draw:text-box>
        </draw:frame>
        <draw:custom-shape draw:style-name="gr9" draw:text-style-name="P1" draw:layer="layout" svg:width="3cm" svg:height="3cm" svg:x="3.246cm" svg:y="1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246cm" svg:y1="15.613cm" svg:x2="7.746cm" svg:y2="15.613cm">
          <text:p/>
        </draw:line>
        <draw:line draw:style-name="gr5" draw:text-style-name="P1" draw:layer="layout" svg:x1="1.746cm" svg:y1="15.613cm" svg:x2="3.246cm" svg:y2="15.613cm">
          <text:p/>
        </draw:line>
        <draw:path draw:style-name="gr10" draw:text-style-name="P4" draw:layer="layout" svg:width="1.696cm" svg:height="1.722cm" svg:x="3.847cm" svg:y="14.74cm" svg:viewBox="0 0 1697 1723" svg:d="M901 1091v-346h796v710c-152 104-287 174-404 212s-256 56-417 56c-197 0-359-33-483-101-125-67-222-168-290-301-69-134-103-287-103-459 0-182 38-340 113-475 75-134 184-237 329-306 113-54 265-81 456-81 184 0 322 17 413 50 92 33 167 85 228 155 60 70 105 159 135 267l-496 88c-21-63-55-111-104-144s-112-50-187-50c-113 0-203 39-270 118-67 78-101 202-101 372 0 180 34 309 102 386 68 78 162 116 283 116 58 0 113-8 165-25 53-16 112-45 180-85v-157z">
          <text:p/>
        </draw:path>
        <draw:path draw:style-name="gr11" draw:text-style-name="P5" draw:layer="layout" svg:width="0.459cm" svg:height="0.464cm" svg:x="2.582cm" svg:y="14.53cm" svg:viewBox="0 0 460 465" svg:d="M280 283c0 61 0 121 0 182-34 0-68 0-101 0 0-61 0-121 0-182-60 0-119 0-179 0 0-34 0-67 0-100 60 0 119 0 179 0 0-61 0-122 0-183 33 0 67 0 101 0 0 61 0 122 0 183 60 0 120 0 180 0 0 33 0 66 0 100-60 0-120 0-180 0z">
          <text:p/>
        </draw:path>
        <draw:path draw:style-name="gr11" draw:text-style-name="P5" draw:layer="layout" svg:width="0.232cm" svg:height="0.108cm" svg:x="6.516cm" svg:y="14.776cm" svg:viewBox="0 0 233 109" svg:d="M0 109c0-36 0-73 0-109 78 0 155 0 233 0 0 36 0 73 0 109-78 0-155 0-233 0z">
          <text:p/>
        </draw:path>
        <draw:custom-shape draw:style-name="gr9" draw:text-style-name="P1" draw:layer="layout" svg:width="3cm" svg:height="3cm" svg:x="2.5cm" svg:y="18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5cm" svg:y1="19.943cm" svg:x2="7cm" svg:y2="19.943cm">
          <text:p/>
        </draw:line>
        <draw:line draw:style-name="gr5" draw:text-style-name="P1" draw:layer="layout" svg:x1="1cm" svg:y1="19.943cm" svg:x2="2.5cm" svg:y2="19.943cm">
          <text:p/>
        </draw:line>
        <draw:path draw:style-name="gr10" draw:text-style-name="P4" draw:layer="layout" svg:width="1.696cm" svg:height="1.722cm" svg:x="3.028cm" svg:y="19.027cm" svg:viewBox="0 0 1697 1723" svg:d="M901 1091v-346h796v710c-152 104-287 174-404 212s-256 56-417 56c-197 0-359-33-483-101-125-67-222-168-290-301-69-134-103-287-103-459 0-182 38-340 113-475 75-134 184-237 329-306 113-54 265-81 456-81 184 0 322 17 413 50 92 33 167 85 228 155 60 70 105 159 135 267l-496 88c-21-63-55-111-104-144s-112-50-187-50c-113 0-203 39-270 118-67 78-101 202-101 372 0 180 34 309 102 386 68 78 162 116 283 116 58 0 113-8 165-25 53-16 112-45 180-85v-157z">
          <text:p/>
        </draw:path>
        <draw:path draw:style-name="gr11" draw:text-style-name="P5" draw:layer="layout" svg:width="0.459cm" svg:height="0.464cm" svg:x="5.634cm" svg:y="19.04cm" svg:viewBox="0 0 460 465" svg:d="M280 283c0 61 0 121 0 182-34 0-68 0-101 0 0-61 0-121 0-182-60 0-119 0-179 0 0-34 0-67 0-100 60 0 119 0 179 0 0-61 0-122 0-183 33 0 67 0 101 0 0 61 0 122 0 183 60 0 120 0 180 0 0 33 0 66 0 100-60 0-120 0-180 0z">
          <text:p/>
        </draw:path>
        <draw:path draw:style-name="gr11" draw:text-style-name="P5" draw:layer="layout" svg:width="0.232cm" svg:height="0.108cm" svg:x="2.056cm" svg:y="19.299cm" svg:viewBox="0 0 233 109" svg:d="M0 109c0-36 0-73 0-109 78 0 155 0 233 0 0 36 0 73 0 109-78 0-155 0-233 0z">
          <text:p/>
        </draw:path>
        <draw:custom-shape draw:style-name="gr9" draw:text-style-name="P1" draw:layer="layout" svg:width="3cm" svg:height="3cm" svg:x="2.5cm" svg:y="2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5cm" svg:y1="23.872cm" svg:x2="7cm" svg:y2="23.872cm">
          <text:p/>
        </draw:line>
        <draw:line draw:style-name="gr5" draw:text-style-name="P1" draw:layer="layout" svg:x1="1cm" svg:y1="23.872cm" svg:x2="2.5cm" svg:y2="23.872cm">
          <text:p/>
        </draw:line>
        <draw:path draw:style-name="gr10" draw:text-style-name="P4" draw:layer="layout" svg:width="1.696cm" svg:height="1.722cm" svg:x="3.028cm" svg:y="22.956cm" svg:viewBox="0 0 1697 1723" svg:d="M901 1091v-346h796v710c-152 104-287 174-404 212s-256 56-417 56c-197 0-359-33-483-101-125-67-222-168-290-301-69-134-103-287-103-459 0-182 38-340 113-475 75-134 184-237 329-306 113-54 265-81 456-81 184 0 322 17 413 50 92 33 167 85 228 155 60 70 105 159 135 267l-496 88c-21-63-55-111-104-144s-112-50-187-50c-113 0-203 39-270 118-67 78-101 202-101 372 0 180 34 309 102 386 68 78 162 116 283 116 58 0 113-8 165-25 53-16 112-45 180-85v-157z">
          <text:p/>
        </draw:path>
        <draw:custom-shape draw:style-name="gr9" draw:text-style-name="P1" draw:layer="layout" svg:width="3cm" svg:height="3cm" svg:x="2.5cm" svg:y="26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5cm" svg:y1="27.618cm" svg:x2="7cm" svg:y2="27.618cm">
          <text:p/>
        </draw:line>
        <draw:line draw:style-name="gr5" draw:text-style-name="P1" draw:layer="layout" svg:x1="1cm" svg:y1="27.618cm" svg:x2="2.5cm" svg:y2="27.618cm">
          <text:p/>
        </draw:line>
        <draw:path draw:style-name="gr12" draw:text-style-name="P6" draw:layer="layout" svg:width="1.533cm" svg:height="1.363cm" svg:x="3.213cm" svg:y="26.865cm" svg:viewBox="0 0 1534 1364" svg:d="M0 0c185 0 370 0 555 0 71 277 142 553 213 830 71-277 142-553 212-830 185 0 369 0 554 0 0 455 0 909 0 1364-115 0-230 0-345 0 0-347 0-693 0-1040-89 347-177 693-266 1040-104 0-208 0-312 0-89-347-177-693-266-1040 0 347 0 693 0 1040-115 0-230 0-345 0 0-455 0-909 0-1364z">
          <text:p/>
        </draw:path>
        <draw:custom-shape draw:style-name="gr13" draw:text-style-name="P7" draw:layer="layout" svg:width="3cm" svg:height="1.5cm" svg:x="15.5cm" svg:y="25.36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cm" svg:y1="26.119cm" svg:x2="15.5cm" svg:y2="26.119cm">
          <text:p/>
        </draw:line>
        <draw:line draw:style-name="gr6" draw:text-style-name="P1" draw:layer="layout" svg:x1="18.5cm" svg:y1="26.119cm" svg:x2="20cm" svg:y2="26.119cm">
          <text:p/>
        </draw:line>
        <draw:line draw:style-name="gr6" draw:text-style-name="P1" draw:layer="layout" svg:x1="13.635cm" svg:y1="23.637cm" svg:x2="12.135cm" svg:y2="23.637cm">
          <text:p/>
        </draw:line>
        <draw:line draw:style-name="gr6" draw:text-style-name="P1" draw:layer="layout" svg:x1="9.135cm" svg:y1="23.637cm" svg:x2="7.635cm" svg:y2="23.637cm">
          <text:p/>
        </draw:line>
        <draw:line draw:style-name="gr6" draw:text-style-name="P1" draw:layer="layout" svg:x1="12.035cm" svg:y1="22.137cm" svg:x2="12.035cm" svg:y2="25.137cm">
          <text:p/>
        </draw:line>
        <draw:line draw:style-name="gr7" draw:text-style-name="P1" draw:layer="layout" svg:x1="9.395cm" svg:y1="22.887cm" svg:x2="9.395cm" svg:y2="24.387cm">
          <text:p/>
        </draw:line>
        <draw:frame draw:style-name="gr8" draw:text-style-name="P3" draw:layer="layout" svg:width="1.307cm" svg:height="1.276cm" draw:transform="rotate (-3.14159265358979) translate (13.054cm 23.622cm)">
          <draw:text-box>
            <text:p><text:span text:style-name="T1">+</text:span></text:p>
          </draw:text-box>
        </draw:frame>
        <draw:frame draw:style-name="gr8" draw:text-style-name="P3" draw:layer="layout" svg:width="1.307cm" svg:height="1.276cm" draw:transform="rotate (-3.14159265358979) translate (9.274cm 23.553cm)">
          <draw:text-box>
            <text:p><text:span text:style-name="T1">-</text:span></text:p>
          </draw:text-box>
        </draw:frame>
        <draw:custom-shape draw:style-name="gr13" draw:text-style-name="P7" draw:layer="layout" svg:width="3cm" svg:height="1.5cm" svg:x="9.135cm" svg:y="18.58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35cm" svg:y1="19.334cm" svg:x2="9.135cm" svg:y2="19.334cm">
          <text:p/>
        </draw:line>
        <draw:line draw:style-name="gr6" draw:text-style-name="P1" draw:layer="layout" svg:x1="12.135cm" svg:y1="19.334cm" svg:x2="13.635cm" svg:y2="19.334cm">
          <text:p/>
        </draw:line>
        <draw:line draw:style-name="gr14" draw:text-style-name="P1" draw:layer="layout" svg:x1="9.135cm" svg:y1="20.834cm" svg:x2="12.135cm" svg:y2="17.834cm">
          <text:p/>
        </draw:line>
        <draw:line draw:style-name="gr15" draw:text-style-name="P8" draw:layer="layout" svg:x1="1.746cm" svg:y1="2.515cm" svg:x2="3.246cm" svg:y2="2.515cm">
          <text:p/>
        </draw:line>
        <draw:custom-shape draw:style-name="gr16" draw:text-style-name="P9" draw:layer="layout" svg:width="1cm" svg:height="1cm" svg:x="2.746cm" svg:y="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8.246cm" svg:y1="2.515cm" svg:x2="6.746cm" svg:y2="2.515cm">
          <text:p/>
        </draw:line>
        <draw:custom-shape draw:style-name="gr16" draw:text-style-name="P9" draw:layer="layout" svg:width="1cm" svg:height="1cm" draw:transform="rotate (-3.14159265358979) translate (7.246cm 3.0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3.426cm" svg:y1="2.531cm" svg:x2="6.626cm" svg:y2="2.201cm">
          <text:p/>
        </draw:line>
        <draw:line draw:style-name="gr15" draw:text-style-name="P8" draw:layer="layout" svg:x1="8.744cm" svg:y1="6.432cm" svg:x2="10.244cm" svg:y2="6.432cm">
          <text:p/>
        </draw:line>
        <draw:custom-shape draw:style-name="gr16" draw:text-style-name="P9" draw:layer="layout" svg:width="1cm" svg:height="1cm" svg:x="9.744cm" svg:y="5.9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15.244cm" svg:y1="6.432cm" svg:x2="13.744cm" svg:y2="6.432cm">
          <text:p/>
        </draw:line>
        <draw:custom-shape draw:style-name="gr16" draw:text-style-name="P9" draw:layer="layout" svg:width="1cm" svg:height="1cm" draw:transform="rotate (-3.14159265358979) translate (14.244cm 6.93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10.244cm" svg:y1="6.662cm" svg:x2="13.244cm" svg:y2="4.932cm">
          <text:p/>
        </draw:line>
        <draw:line draw:style-name="gr15" draw:text-style-name="P8" draw:layer="layout" svg:x1="8.246cm" svg:y1="3.934cm" svg:x2="6.746cm" svg:y2="3.934cm">
          <text:p/>
        </draw:line>
        <draw:custom-shape draw:style-name="gr16" draw:text-style-name="P9" draw:layer="layout" svg:width="1cm" svg:height="1cm" draw:transform="rotate (-3.14159265358979) translate (7.246cm 4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1.746cm" svg:y1="3.934cm" svg:x2="3.246cm" svg:y2="3.934cm">
          <text:p/>
        </draw:line>
        <draw:custom-shape draw:style-name="gr16" draw:text-style-name="P9" draw:layer="layout" svg:width="1cm" svg:height="1cm" svg:x="2.746cm" svg:y="3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6.566cm" svg:y1="3.918cm" svg:x2="3.366cm" svg:y2="4.248cm">
          <text:p/>
        </draw:line>
        <draw:line draw:style-name="gr15" draw:text-style-name="P8" draw:layer="layout" svg:x1="8.413cm" svg:y1="8.442cm" svg:x2="6.913cm" svg:y2="8.442cm">
          <text:p/>
        </draw:line>
        <draw:custom-shape draw:style-name="gr16" draw:text-style-name="P9" draw:layer="layout" svg:width="1cm" svg:height="1cm" draw:transform="rotate (-3.14159265358979) translate (7.413cm 8.9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1.913cm" svg:y1="8.442cm" svg:x2="3.413cm" svg:y2="8.442cm">
          <text:p/>
        </draw:line>
        <draw:custom-shape draw:style-name="gr16" draw:text-style-name="P9" draw:layer="layout" svg:width="1cm" svg:height="1cm" svg:x="2.913cm" svg:y="7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6.913cm" svg:y1="8.212cm" svg:x2="3.913cm" svg:y2="9.942cm">
          <text:p/>
        </draw:line>
      </draw:page>
      <draw:page draw:name="page6" draw:style-name="dp1" draw:master-page-name="Standard">
        <draw:line draw:style-name="gr15" draw:text-style-name="P8" draw:layer="layout" svg:x1="13.244cm" svg:y1="17.681cm" svg:x2="19.244cm" svg:y2="17.681cm">
          <text:p/>
        </draw:line>
        <draw:line draw:style-name="gr15" draw:text-style-name="P8" draw:layer="layout" svg:x1="17.744cm" svg:y1="19.181cm" svg:x2="17.744cm" svg:y2="16.181cm">
          <text:p/>
        </draw:line>
        <draw:line draw:style-name="gr15" draw:text-style-name="P8" draw:layer="layout" svg:x1="14.744cm" svg:y1="19.181cm" svg:x2="14.744cm" svg:y2="16.181cm">
          <text:p/>
        </draw:line>
        <draw:custom-shape draw:style-name="gr17" draw:text-style-name="P1" draw:layer="layout" svg:width="3cm" svg:height="3cm" draw:transform="rotate (-1.5707963267949) translate (17.744cm 16.1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8" draw:layer="layout" svg:x1="15cm" svg:y1="13.071cm" svg:x2="21cm" svg:y2="13.071cm">
          <text:p/>
        </draw:line>
        <draw:line draw:style-name="gr15" draw:text-style-name="P8" draw:layer="layout" svg:x1="19.5cm" svg:y1="14.571cm" svg:x2="19.5cm" svg:y2="11.571cm">
          <text:p/>
        </draw:line>
        <draw:line draw:style-name="gr15" draw:text-style-name="P8" draw:layer="layout" svg:x1="16.5cm" svg:y1="14.571cm" svg:x2="16.5cm" svg:y2="11.571cm">
          <text:p/>
        </draw:line>
        <draw:custom-shape draw:style-name="gr17" draw:text-style-name="P1" draw:layer="layout" svg:width="3cm" svg:height="3cm" draw:transform="rotate (-1.5707963267949) translate (19.5cm 11.57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1" draw:layer="layout" svg:x1="17.994cm" svg:y1="12.158cm" svg:x2="18.701cm" svg:y2="11.451cm">
          <text:p/>
        </draw:line>
        <draw:line draw:style-name="gr18" draw:text-style-name="P1" draw:layer="layout" svg:x1="18.593cm" svg:y1="12.474cm" svg:x2="19.3cm" svg:y2="11.767cm">
          <text:p/>
        </draw:line>
        <draw:g>
          <draw:custom-shape draw:style-name="gr9" draw:text-style-name="P1" draw:layer="layout" svg:width="3cm" svg:height="3cm" svg:x="15.489cm" svg:y="25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8.489cm" svg:y1="27.263cm" svg:x2="19.989cm" svg:y2="27.263cm">
            <text:p/>
          </draw:line>
          <draw:line draw:style-name="gr5" draw:text-style-name="P1" draw:layer="layout" svg:x1="13.989cm" svg:y1="27.263cm" svg:x2="15.489cm" svg:y2="27.263cm">
            <text:p/>
          </draw:line>
          <draw:path draw:style-name="gr19" draw:text-style-name="P6" draw:layer="layout" svg:width="1.477cm" svg:height="1.363cm" svg:x="16.25cm" svg:y="26.581cm" svg:viewBox="0 0 1478 1364" svg:d="M0 0c147 0 294 0 440 0 103 327 205 654 308 982 100-328 201-655 302-982 143 0 285 0 428 0-169 455-337 909-506 1364-152 0-305 0-457 0-172-455-343-909-515-1364z">
            <text:p/>
          </draw:path>
        </draw:g>
        <draw:g>
          <draw:custom-shape draw:style-name="gr9" draw:text-style-name="P1" draw:layer="layout" svg:width="3cm" svg:height="3cm" svg:x="6.806cm" svg:y="26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9.806cm" svg:y1="27.623cm" svg:x2="11.306cm" svg:y2="27.623cm">
            <text:p/>
          </draw:line>
          <draw:line draw:style-name="gr5" draw:text-style-name="P1" draw:layer="layout" svg:x1="5.306cm" svg:y1="27.623cm" svg:x2="6.806cm" svg:y2="27.623cm">
            <text:p/>
          </draw:line>
          <draw:path draw:style-name="gr19" draw:text-style-name="P6" draw:layer="layout" svg:width="1.412cm" svg:height="1.386cm" svg:x="7.6cm" svg:y="26.93cm" svg:viewBox="0 0 1413 1387" svg:d="M214 1090c-53-39-102-104-147-195s-67-181-67-272c0-191 61-343 183-455s295-168 521-168c232 0 409 54 529 161s180 261 180 462c0 91-22 181-67 272s-94 156-147 195h202v297h-615v-297c137-96 206-242 206-439 0-223-96-335-288-335-93 0-163 30-211 89-48 60-72 142-72 246 0 184 69 330 206 439v297h-616v-297z">
            <text:p/>
          </draw:path>
        </draw:g>
        <draw:g>
          <draw:custom-shape draw:style-name="gr9" draw:text-style-name="P1" draw:layer="layout" svg:width="3cm" svg:height="3cm" svg:x="15.466cm" svg:y="22.0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8.466cm" svg:y1="23.511cm" svg:x2="19.966cm" svg:y2="23.511cm">
            <text:p/>
          </draw:line>
          <draw:line draw:style-name="gr5" draw:text-style-name="P1" draw:layer="layout" svg:x1="13.966cm" svg:y1="23.511cm" svg:x2="15.466cm" svg:y2="23.511cm">
            <text:p/>
          </draw:line>
          <draw:path draw:style-name="gr19" draw:text-style-name="P6" draw:layer="layout" svg:width="1.483cm" svg:height="1.363cm" svg:x="16.224cm" svg:y="22.829cm" svg:viewBox="0 0 1484 1364" svg:d="M975 1139c-159 0-318 0-477 0-23 75-45 150-68 225-143 0-287 0-430 0 171-455 341-909 512-1364 154 0 308 0 462 0 170 455 340 909 510 1364-147 0-294 0-441 0-23-75-46-150-68-225zM887 844c-50-163-100-327-149-490-50 163-100 327-150 490 100 0 199 0 299 0z">
            <text:p/>
          </draw:path>
        </draw:g>
        <draw:line draw:style-name="gr15" draw:text-style-name="P8" draw:layer="layout" svg:x1="4.744cm" svg:y1="19.332cm" svg:x2="6.994cm" svg:y2="19.332cm">
          <text:p/>
        </draw:line>
        <draw:line draw:style-name="gr15" draw:text-style-name="P8" draw:layer="layout" svg:x1="6.994cm" svg:y1="20.832cm" svg:x2="6.994cm" svg:y2="17.832cm">
          <text:p/>
        </draw:line>
        <draw:line draw:style-name="gr15" draw:text-style-name="P8" draw:layer="layout" svg:x1="8.494cm" svg:y1="20.832cm" svg:x2="8.494cm" svg:y2="17.832cm">
          <text:p/>
        </draw:line>
        <draw:line draw:style-name="gr15" draw:text-style-name="P8" draw:layer="layout" svg:x1="8.494cm" svg:y1="19.332cm" svg:x2="10.744cm" svg:y2="19.332cm">
          <text:p/>
        </draw:line>
        <draw:line draw:style-name="gr18" draw:text-style-name="P1" draw:layer="layout" svg:x1="9.527cm" svg:y1="13.083cm" svg:x2="10.176cm" svg:y2="13.732cm">
          <text:p/>
        </draw:line>
        <draw:line draw:style-name="gr18" draw:text-style-name="P1" draw:layer="layout" svg:x1="8.107cm" svg:y1="13.083cm" svg:x2="8.757cm" svg:y2="13.723cm">
          <text:p/>
        </draw:line>
        <draw:custom-shape draw:style-name="gr13" draw:text-style-name="P7" draw:layer="layout" svg:width="3cm" svg:height="1.5cm" svg:x="8.033cm" svg:y="13.83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533cm" svg:y1="14.583cm" svg:x2="8.033cm" svg:y2="14.583cm">
          <text:p/>
        </draw:line>
        <draw:line draw:style-name="gr6" draw:text-style-name="P1" draw:layer="layout" svg:x1="11.033cm" svg:y1="14.583cm" svg:x2="12.533cm" svg:y2="14.583cm">
          <text:p/>
        </draw:line>
        <draw:line draw:style-name="gr6" draw:text-style-name="P1" draw:layer="layout" svg:x1="16.792cm" svg:y1="5.957cm" svg:x2="19.792cm" svg:y2="5.957cm">
          <text:p/>
        </draw:line>
        <draw:g>
          <draw:line draw:style-name="gr6" draw:text-style-name="P1" draw:layer="layout" svg:x1="13.062cm" svg:y1="1cm" svg:x2="10.062cm" svg:y2="1cm">
            <text:p/>
          </draw:line>
          <draw:line draw:style-name="gr6" draw:text-style-name="P1" draw:layer="layout" svg:x1="10.062cm" svg:y1="1cm" svg:x2="10.062cm" svg:y2="10.001cm">
            <text:p/>
          </draw:line>
          <draw:line draw:style-name="gr6" draw:text-style-name="P1" draw:layer="layout" svg:x1="13.062cm" svg:y1="10cm" svg:x2="10.062cm" svg:y2="10cm">
            <text:p/>
          </draw:line>
        </draw:g>
        <draw:path draw:style-name="gr20" draw:text-style-name="P10" draw:layer="layout" svg:width="0.679cm" svg:height="0.666cm" svg:x="1.292cm" svg:y="2.63cm" svg:viewBox="0 0 680 667" svg:d="M103 524c-25-19-49-50-71-94-21-43-32-87-32-130 0-93 29-165 88-219s142-81 251-81c112 0 197 26 254 77 58 52 87 126 87 223 0 43-11 87-32 130-22 44-46 75-71 94h97v143h-296v-143c66-46 99-117 99-211 0-107-46-161-138-161-45 0-79 14-102 43s-34 68-34 118c0 88 33 159 99 211v143h-297v-143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4T22:15:22.427000000</meta:creation-date>
    <dc:date>2023-06-07T17:06:02.839000000</dc:date>
    <meta:editing-duration>PT4H18M7S</meta:editing-duration>
    <meta:editing-cycles>14</meta:editing-cycles>
    <meta:generator>LibreOffice/7.3.4.2$Windows_X86_64 LibreOffice_project/728fec16bd5f605073805c3c9e7c4212a0120dc5</meta:generator>
    <meta:document-statistic meta:object-count="450"/>
  </office:meta>
</office:document-meta>
</file>